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99">
      <style:table-cell-properties fo:background-color="#ffff00"/>
    </style:style>
    <style:style style:name="ce5" style:family="table-cell" style:parent-style-name="Default" style:data-style-name="N99">
      <style:table-cell-properties fo:background-color="#ffbf00"/>
    </style:style>
    <style:style style:name="ce6" style:family="table-cell" style:parent-style-name="Default" style:data-style-name="N99">
      <style:table-cell-properties fo:background-color="#81d41a"/>
    </style:style>
    <style:style style:name="ce7" style:family="table-cell" style:parent-style-name="Default" style:data-style-name="N99"/>
    <style:style style:name="ce8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7"/>
        <table:table-column table:style-name="co1" table:number-columns-repeated="8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first_metric_only</text:p>
          </table:table-cell>
          <table:table-cell table:style-name="Default" office:value-type="string" calcext:value-type="string">
            <text:p>boost_from_average</text:p>
          </table:table-cell>
          <table:table-cell table:style-name="Default" office:value-type="string" calcext:value-type="string">
            <text:p>feature_pre_filter</text:p>
          </table:table-cell>
          <table:table-cell office:value-type="string" calcext:value-type="string">
            <text:p>verbosit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min_gain_to_split</text:p>
          </table:table-cell>
          <table:table-cell office:value-type="string" calcext:value-type="string">
            <text:p>lambda_l1</text:p>
          </table:table-cell>
          <table:table-cell office:value-type="string" calcext:value-type="string">
            <text:p>lambda_l2</text:p>
          </table:table-cell>
          <table:table-cell office:value-type="string" calcext:value-type="string">
            <text:p>max_bin</text:p>
          </table:table-cell>
          <table:table-cell office:value-type="string" calcext:value-type="string">
            <text:p>num_iterations</text:p>
          </table:table-cell>
          <table:table-cell table:style-name="Default" office:value-type="string" calcext:value-type="string">
            <text:p>force_row_wis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feature_fraction</text:p>
          </table:table-cell>
          <table:table-cell office:value-type="string" calcext:value-type="string">
            <text:p>min_data_in_leaf</text:p>
          </table:table-cell>
          <table:table-cell office:value-type="string" calcext:value-type="string">
            <text:p>num_leaves</text:p>
          </table:table-cell>
          <table:table-cell office:value-type="string" calcext:value-type="string">
            <text:p>prob_corte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experimento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iteracion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20220623 184413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custom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777781" calcext:value-type="float">
            <text:p>77778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7" calcext:value-type="float">
            <text:p>677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0.0101145761173028" calcext:value-type="float">
            <text:p>0.010114576117303</text:p>
          </table:table-cell>
          <table:table-cell table:style-name="ce1" office:value-type="float" office:value="0.388219493959934" calcext:value-type="float">
            <text:p>0.388219493959934</text:p>
          </table:table-cell>
          <table:table-cell table:style-name="ce1" office:value-type="float" office:value="7233" calcext:value-type="float">
            <text:p>723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0.0158223943901522" calcext:value-type="float">
            <text:p>0.015822394390152</text:p>
          </table:table-cell>
          <table:table-cell table:style-name="ce1" office:value-type="float" office:value="134426000" calcext:value-type="float">
            <text:p>134426000</text:p>
          </table:table-cell>
          <table:table-cell table:style-name="ce1" office:value-type="string" calcext:value-type="string">
            <text:p>HT733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58475" calcext:value-type="float">
            <text:p>1658475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20220623 130028</text:p>
          </table:table-cell>
          <table:table-cell table:style-name="ce2" office:value-type="string" calcext:value-type="string">
            <text:p>binary</text:p>
          </table:table-cell>
          <table:table-cell table:style-name="ce2" office:value-type="string" calcext:value-type="string">
            <text:p>custom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777781" calcext:value-type="float">
            <text:p>77778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06" calcext:value-type="float">
            <text:p>706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2" office:value-type="float" office:value="0.0101050675324586" calcext:value-type="float">
            <text:p>0.010105067532459</text:p>
          </table:table-cell>
          <table:table-cell table:style-name="ce2" office:value-type="float" office:value="0.387873017823788" calcext:value-type="float">
            <text:p>0.387873017823788</text:p>
          </table:table-cell>
          <table:table-cell table:style-name="ce2" office:value-type="float" office:value="5148" calcext:value-type="float">
            <text:p>5148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0.0157104329120554" calcext:value-type="float">
            <text:p>0.015710432912055</text:p>
          </table:table-cell>
          <table:table-cell table:style-name="ce2" office:value-type="float" office:value="133864000" calcext:value-type="float">
            <text:p>133864000</text:p>
          </table:table-cell>
          <table:table-cell table:style-name="ce2" office:value-type="string" calcext:value-type="string">
            <text:p>HT733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58475" calcext:value-type="float">
            <text:p>1658475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999"/>
        </table:table-row>
        <table:table-row table:style-name="ro1">
          <table:table-cell table:style-name="ce3" office:value-type="string" calcext:value-type="string">
            <text:p>20220623 172921</text:p>
          </table:table-cell>
          <table:table-cell table:style-name="ce3" office:value-type="string" calcext:value-type="string">
            <text:p>binary</text:p>
          </table:table-cell>
          <table:table-cell table:style-name="ce3" office:value-type="string" calcext:value-type="string">
            <text:p>custom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777781" calcext:value-type="float">
            <text:p>77778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70" calcext:value-type="float">
            <text:p>87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float" office:value="0.0134723582330298" calcext:value-type="float">
            <text:p>0.01347235823303</text:p>
          </table:table-cell>
          <table:table-cell table:style-name="ce3" office:value-type="float" office:value="0.205681339648228" calcext:value-type="float">
            <text:p>0.205681339648228</text:p>
          </table:table-cell>
          <table:table-cell table:style-name="ce3" office:value-type="float" office:value="5042" calcext:value-type="float">
            <text:p>504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.0165876620195342" calcext:value-type="float">
            <text:p>0.016587662019534</text:p>
          </table:table-cell>
          <table:table-cell table:style-name="ce3" office:value-type="float" office:value="133723000" calcext:value-type="float">
            <text:p>133723000</text:p>
          </table:table-cell>
          <table:table-cell table:style-name="ce3" office:value-type="string" calcext:value-type="string">
            <text:p>HT733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658475" calcext:value-type="float">
            <text:p>165847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999"/>
        </table:table-row>
        <table:table-row table:style-name="ro1">
          <table:table-cell table:style-name="ce1" office:value-type="string" calcext:value-type="string">
            <text:p>20220623 123018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custom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777781" calcext:value-type="float">
            <text:p>77778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64" calcext:value-type="float">
            <text:p>564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0.0100135525602124" calcext:value-type="float">
            <text:p>0.010013552560212</text:p>
          </table:table-cell>
          <table:table-cell table:style-name="ce1" office:value-type="float" office:value="0.299060382616923" calcext:value-type="float">
            <text:p>0.299060382616923</text:p>
          </table:table-cell>
          <table:table-cell table:style-name="ce1" office:value-type="float" office:value="5097" calcext:value-type="float">
            <text:p>5097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0.0162486997641789" calcext:value-type="float">
            <text:p>0.016248699764179</text:p>
          </table:table-cell>
          <table:table-cell table:style-name="ce1" office:value-type="float" office:value="133704000" calcext:value-type="float">
            <text:p>133704000</text:p>
          </table:table-cell>
          <table:table-cell table:style-name="ce1" office:value-type="string" calcext:value-type="string">
            <text:p>HT733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58475" calcext:value-type="float">
            <text:p>1658475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 calcext:value-type="string">
            <text:p>20220623 171237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custom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777781" calcext:value-type="float">
            <text:p>77778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64" calcext:value-type="float">
            <text:p>564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0.010083034082041" calcext:value-type="float">
            <text:p>0.010083034082041</text:p>
          </table:table-cell>
          <table:table-cell table:style-name="ce1" office:value-type="float" office:value="0.301842880141169" calcext:value-type="float">
            <text:p>0.301842880141169</text:p>
          </table:table-cell>
          <table:table-cell table:style-name="ce1" office:value-type="float" office:value="5742" calcext:value-type="float">
            <text:p>5742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0.0159738910983733" calcext:value-type="float">
            <text:p>0.015973891098373</text:p>
          </table:table-cell>
          <table:table-cell table:style-name="ce1" office:value-type="float" office:value="133701000" calcext:value-type="float">
            <text:p>133701000</text:p>
          </table:table-cell>
          <table:table-cell table:style-name="ce1" office:value-type="string" calcext:value-type="string">
            <text:p>HT733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58475" calcext:value-type="float">
            <text:p>1658475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20220623 13422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110703300037" calcext:value-type="float">
            <text:p>0.010110703300037</text:p>
          </table:table-cell>
          <table:table-cell office:value-type="float" office:value="0.418189342324796" calcext:value-type="float">
            <text:p>0.418189342324796</text:p>
          </table:table-cell>
          <table:table-cell office:value-type="float" office:value="5004" calcext:value-type="float">
            <text:p>5004</text:p>
          </table:table-cell>
          <table:table-cell office:value-type="float" office:value="578" calcext:value-type="float">
            <text:p>578</text:p>
          </table:table-cell>
          <table:table-cell office:value-type="float" office:value="0.0160570919375854" calcext:value-type="float">
            <text:p>0.016057091937585</text:p>
          </table:table-cell>
          <table:table-cell office:value-type="float" office:value="133663000" calcext:value-type="float">
            <text:p>133663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7485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83" calcext:value-type="float">
            <text:p>5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103872152237" calcext:value-type="float">
            <text:p>0.010010387215224</text:p>
          </table:table-cell>
          <table:table-cell office:value-type="float" office:value="0.260525720389001" calcext:value-type="float">
            <text:p>0.260525720389001</text:p>
          </table:table-cell>
          <table:table-cell office:value-type="float" office:value="5013" calcext:value-type="float">
            <text:p>5013</text:p>
          </table:table-cell>
          <table:table-cell office:value-type="float" office:value="227" calcext:value-type="float">
            <text:p>227</text:p>
          </table:table-cell>
          <table:table-cell office:value-type="float" office:value="0.0163035273348088" calcext:value-type="float">
            <text:p>0.016303527334809</text:p>
          </table:table-cell>
          <table:table-cell office:value-type="float" office:value="133446000" calcext:value-type="float">
            <text:p>133446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4045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110341471742" calcext:value-type="float">
            <text:p>0.010011034147174</text:p>
          </table:table-cell>
          <table:table-cell office:value-type="float" office:value="0.436598878647403" calcext:value-type="float">
            <text:p>0.436598878647403</text:p>
          </table:table-cell>
          <table:table-cell office:value-type="float" office:value="5665" calcext:value-type="float">
            <text:p>5665</text:p>
          </table:table-cell>
          <table:table-cell office:value-type="float" office:value="1381" calcext:value-type="float">
            <text:p>1381</text:p>
          </table:table-cell>
          <table:table-cell office:value-type="float" office:value="0.0166241998061307" calcext:value-type="float">
            <text:p>0.016624199806131</text:p>
          </table:table-cell>
          <table:table-cell office:value-type="float" office:value="133440000" calcext:value-type="float">
            <text:p>133440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1154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601786133335" calcext:value-type="float">
            <text:p>0.010060178613334</text:p>
          </table:table-cell>
          <table:table-cell office:value-type="float" office:value="0.333459857480198" calcext:value-type="float">
            <text:p>0.333459857480198</text:p>
          </table:table-cell>
          <table:table-cell office:value-type="float" office:value="8937" calcext:value-type="float">
            <text:p>8937</text:p>
          </table:table-cell>
          <table:table-cell office:value-type="float" office:value="1382" calcext:value-type="float">
            <text:p>1382</text:p>
          </table:table-cell>
          <table:table-cell office:value-type="float" office:value="0.0156166363047674" calcext:value-type="float">
            <text:p>0.015616636304767</text:p>
          </table:table-cell>
          <table:table-cell office:value-type="float" office:value="133397000" calcext:value-type="float">
            <text:p>133397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1430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72" calcext:value-type="float">
            <text:p>9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1058251308457" calcext:value-type="float">
            <text:p>0.010105825130846</text:p>
          </table:table-cell>
          <table:table-cell office:value-type="float" office:value="0.305183824651889" calcext:value-type="float">
            <text:p>0.305183824651889</text:p>
          </table:table-cell>
          <table:table-cell office:value-type="float" office:value="7450" calcext:value-type="float">
            <text:p>7450</text:p>
          </table:table-cell>
          <table:table-cell office:value-type="float" office:value="313" calcext:value-type="float">
            <text:p>313</text:p>
          </table:table-cell>
          <table:table-cell office:value-type="float" office:value="0.0155021628573115" calcext:value-type="float">
            <text:p>0.015502162857312</text:p>
          </table:table-cell>
          <table:table-cell office:value-type="float" office:value="133198000" calcext:value-type="float">
            <text:p>133198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4395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2" calcext:value-type="float">
            <text:p>2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92058932834171" calcext:value-type="float">
            <text:p>0.019205893283417</text:p>
          </table:table-cell>
          <table:table-cell office:value-type="float" office:value="0.317281534530869" calcext:value-type="float">
            <text:p>0.317281534530869</text:p>
          </table:table-cell>
          <table:table-cell office:value-type="float" office:value="5045" calcext:value-type="float">
            <text:p>5045</text:p>
          </table:table-cell>
          <table:table-cell office:value-type="float" office:value="1356" calcext:value-type="float">
            <text:p>1356</text:p>
          </table:table-cell>
          <table:table-cell office:value-type="float" office:value="0.0157899748016198" calcext:value-type="float">
            <text:p>0.01578997480162</text:p>
          </table:table-cell>
          <table:table-cell office:value-type="float" office:value="133152000" calcext:value-type="float">
            <text:p>13315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4284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4" calcext:value-type="float">
            <text:p>7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5248428674741" calcext:value-type="float">
            <text:p>0.010524842867474</text:p>
          </table:table-cell>
          <table:table-cell office:value-type="float" office:value="0.542933345251321" calcext:value-type="float">
            <text:p>0.542933345251321</text:p>
          </table:table-cell>
          <table:table-cell office:value-type="float" office:value="20000" calcext:value-type="float">
            <text:p>20000</text:p>
          </table:table-cell>
          <table:table-cell office:value-type="float" office:value="1507" calcext:value-type="float">
            <text:p>1507</text:p>
          </table:table-cell>
          <table:table-cell office:value-type="float" office:value="0.0159161287761813" calcext:value-type="float">
            <text:p>0.015916128776181</text:p>
          </table:table-cell>
          <table:table-cell office:value-type="float" office:value="133039000" calcext:value-type="float">
            <text:p>133039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3215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1" calcext:value-type="float">
            <text:p>6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3763161904689" calcext:value-type="float">
            <text:p>0.010376316190469</text:p>
          </table:table-cell>
          <table:table-cell office:value-type="float" office:value="0.317127002788908" calcext:value-type="float">
            <text:p>0.317127002788908</text:p>
          </table:table-cell>
          <table:table-cell office:value-type="float" office:value="5000" calcext:value-type="float">
            <text:p>5000</text:p>
          </table:table-cell>
          <table:table-cell office:value-type="float" office:value="566" calcext:value-type="float">
            <text:p>566</text:p>
          </table:table-cell>
          <table:table-cell office:value-type="float" office:value="0.014042267212337" calcext:value-type="float">
            <text:p>0.014042267212337</text:p>
          </table:table-cell>
          <table:table-cell office:value-type="float" office:value="132967000" calcext:value-type="float">
            <text:p>132967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6250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68" calcext:value-type="float">
            <text:p>13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836443080266" calcext:value-type="float">
            <text:p>0.010083644308027</text:p>
          </table:table-cell>
          <table:table-cell office:value-type="float" office:value="0.307020480705107" calcext:value-type="float">
            <text:p>0.307020480705107</text:p>
          </table:table-cell>
          <table:table-cell office:value-type="float" office:value="19937" calcext:value-type="float">
            <text:p>19937</text:p>
          </table:table-cell>
          <table:table-cell office:value-type="float" office:value="1722" calcext:value-type="float">
            <text:p>1722</text:p>
          </table:table-cell>
          <table:table-cell office:value-type="float" office:value="0.016805022043466" calcext:value-type="float">
            <text:p>0.016805022043466</text:p>
          </table:table-cell>
          <table:table-cell office:value-type="float" office:value="132964000" calcext:value-type="float">
            <text:p>132964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5171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81" calcext:value-type="float">
            <text:p>15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1469212519626" calcext:value-type="float">
            <text:p>0.010146921251963</text:p>
          </table:table-cell>
          <table:table-cell office:value-type="float" office:value="0.493440827451276" calcext:value-type="float">
            <text:p>0.493440827451276</text:p>
          </table:table-cell>
          <table:table-cell office:value-type="float" office:value="19744" calcext:value-type="float">
            <text:p>19744</text:p>
          </table:table-cell>
          <table:table-cell office:value-type="float" office:value="1396" calcext:value-type="float">
            <text:p>1396</text:p>
          </table:table-cell>
          <table:table-cell office:value-type="float" office:value="0.0179184470430391" calcext:value-type="float">
            <text:p>0.017918447043039</text:p>
          </table:table-cell>
          <table:table-cell office:value-type="float" office:value="132932000" calcext:value-type="float">
            <text:p>13293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4332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60" calcext:value-type="float">
            <text:p>12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136101070347" calcext:value-type="float">
            <text:p>0.010013610107035</text:p>
          </table:table-cell>
          <table:table-cell office:value-type="float" office:value="0.353309945263779" calcext:value-type="float">
            <text:p>0.353309945263779</text:p>
          </table:table-cell>
          <table:table-cell office:value-type="float" office:value="16177" calcext:value-type="float">
            <text:p>16177</text:p>
          </table:table-cell>
          <table:table-cell office:value-type="float" office:value="1418" calcext:value-type="float">
            <text:p>1418</text:p>
          </table:table-cell>
          <table:table-cell office:value-type="float" office:value="0.0172208030016297" calcext:value-type="float">
            <text:p>0.01722080300163</text:p>
          </table:table-cell>
          <table:table-cell office:value-type="float" office:value="132844000" calcext:value-type="float">
            <text:p>132844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0444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20" calcext:value-type="float">
            <text:p>14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362697554527" calcext:value-type="float">
            <text:p>0.010362697554527</text:p>
          </table:table-cell>
          <table:table-cell office:value-type="float" office:value="0.24403032174491" calcext:value-type="float">
            <text:p>0.24403032174491</text:p>
          </table:table-cell>
          <table:table-cell office:value-type="float" office:value="19983" calcext:value-type="float">
            <text:p>19983</text:p>
          </table:table-cell>
          <table:table-cell office:value-type="float" office:value="1361" calcext:value-type="float">
            <text:p>1361</text:p>
          </table:table-cell>
          <table:table-cell office:value-type="float" office:value="0.0163660138338134" calcext:value-type="float">
            <text:p>0.016366013833813</text:p>
          </table:table-cell>
          <table:table-cell office:value-type="float" office:value="132835000" calcext:value-type="float">
            <text:p>132835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2052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8" calcext:value-type="float">
            <text:p>6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25131839878" calcext:value-type="float">
            <text:p>0.010025131839878</text:p>
          </table:table-cell>
          <table:table-cell office:value-type="float" office:value="0.32612982228547" calcext:value-type="float">
            <text:p>0.32612982228547</text:p>
          </table:table-cell>
          <table:table-cell office:value-type="float" office:value="10512" calcext:value-type="float">
            <text:p>10512</text:p>
          </table:table-cell>
          <table:table-cell office:value-type="float" office:value="675" calcext:value-type="float">
            <text:p>675</text:p>
          </table:table-cell>
          <table:table-cell office:value-type="float" office:value="0.0155300871076556" calcext:value-type="float">
            <text:p>0.015530087107656</text:p>
          </table:table-cell>
          <table:table-cell office:value-type="float" office:value="132793000" calcext:value-type="float">
            <text:p>132793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4000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17" calcext:value-type="float">
            <text:p>9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868954711932" calcext:value-type="float">
            <text:p>0.010086895471193</text:p>
          </table:table-cell>
          <table:table-cell office:value-type="float" office:value="0.702685005500604" calcext:value-type="float">
            <text:p>0.702685005500604</text:p>
          </table:table-cell>
          <table:table-cell office:value-type="float" office:value="14405" calcext:value-type="float">
            <text:p>14405</text:p>
          </table:table-cell>
          <table:table-cell office:value-type="float" office:value="1553" calcext:value-type="float">
            <text:p>1553</text:p>
          </table:table-cell>
          <table:table-cell office:value-type="float" office:value="0.0166469453753407" calcext:value-type="float">
            <text:p>0.016646945375341</text:p>
          </table:table-cell>
          <table:table-cell office:value-type="float" office:value="132357000" calcext:value-type="float">
            <text:p>132357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5510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07" calcext:value-type="float">
            <text:p>14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2588662321345" calcext:value-type="float">
            <text:p>0.010258866232135</text:p>
          </table:table-cell>
          <table:table-cell office:value-type="float" office:value="0.480103610481357" calcext:value-type="float">
            <text:p>0.480103610481357</text:p>
          </table:table-cell>
          <table:table-cell office:value-type="float" office:value="17080" calcext:value-type="float">
            <text:p>17080</text:p>
          </table:table-cell>
          <table:table-cell office:value-type="float" office:value="1224" calcext:value-type="float">
            <text:p>1224</text:p>
          </table:table-cell>
          <table:table-cell office:value-type="float" office:value="0.0176502713578201" calcext:value-type="float">
            <text:p>0.01765027135782</text:p>
          </table:table-cell>
          <table:table-cell office:value-type="float" office:value="132302000" calcext:value-type="float">
            <text:p>13230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530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404800965829" calcext:value-type="float">
            <text:p>0.010040480096583</text:p>
          </table:table-cell>
          <table:table-cell office:value-type="float" office:value="0.559661936072039" calcext:value-type="float">
            <text:p>0.559661936072039</text:p>
          </table:table-cell>
          <table:table-cell office:value-type="float" office:value="5557" calcext:value-type="float">
            <text:p>5557</text:p>
          </table:table-cell>
          <table:table-cell office:value-type="float" office:value="1029" calcext:value-type="float">
            <text:p>1029</text:p>
          </table:table-cell>
          <table:table-cell office:value-type="float" office:value="0.0155073447487463" calcext:value-type="float">
            <text:p>0.015507344748746</text:p>
          </table:table-cell>
          <table:table-cell office:value-type="float" office:value="132248000" calcext:value-type="float">
            <text:p>132248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8174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91" calcext:value-type="float">
            <text:p>17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077307286659" calcext:value-type="float">
            <text:p>0.010007730728666</text:p>
          </table:table-cell>
          <table:table-cell office:value-type="float" office:value="0.367078757969486" calcext:value-type="float">
            <text:p>0.367078757969486</text:p>
          </table:table-cell>
          <table:table-cell office:value-type="float" office:value="5353" calcext:value-type="float">
            <text:p>5353</text:p>
          </table:table-cell>
          <table:table-cell office:value-type="float" office:value="18" calcext:value-type="float">
            <text:p>18</text:p>
          </table:table-cell>
          <table:table-cell office:value-type="float" office:value="0.0157545907266515" calcext:value-type="float">
            <text:p>0.015754590726652</text:p>
          </table:table-cell>
          <table:table-cell office:value-type="float" office:value="131988000" calcext:value-type="float">
            <text:p>131988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0180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39" calcext:value-type="float">
            <text:p>11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17483685777189" calcext:value-type="float">
            <text:p>0.011748368577719</text:p>
          </table:table-cell>
          <table:table-cell office:value-type="float" office:value="0.404719282194231" calcext:value-type="float">
            <text:p>0.404719282194231</text:p>
          </table:table-cell>
          <table:table-cell office:value-type="float" office:value="18506" calcext:value-type="float">
            <text:p>18506</text:p>
          </table:table-cell>
          <table:table-cell office:value-type="float" office:value="1617" calcext:value-type="float">
            <text:p>1617</text:p>
          </table:table-cell>
          <table:table-cell office:value-type="float" office:value="0.0184420872738607" calcext:value-type="float">
            <text:p>0.018442087273861</text:p>
          </table:table-cell>
          <table:table-cell office:value-type="float" office:value="131919000" calcext:value-type="float">
            <text:p>131919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3102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20" calcext:value-type="float">
            <text:p>11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1937377854683" calcext:value-type="float">
            <text:p>0.010193737785468</text:p>
          </table:table-cell>
          <table:table-cell office:value-type="float" office:value="0.813725400786674" calcext:value-type="float">
            <text:p>0.813725400786674</text:p>
          </table:table-cell>
          <table:table-cell office:value-type="float" office:value="15967" calcext:value-type="float">
            <text:p>15967</text:p>
          </table:table-cell>
          <table:table-cell office:value-type="float" office:value="1991" calcext:value-type="float">
            <text:p>1991</text:p>
          </table:table-cell>
          <table:table-cell office:value-type="float" office:value="0.0176109966973133" calcext:value-type="float">
            <text:p>0.017610996697313</text:p>
          </table:table-cell>
          <table:table-cell office:value-type="float" office:value="131382000" calcext:value-type="float">
            <text:p>13138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8482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73796750354972" calcext:value-type="float">
            <text:p>0.057379675035497</text:p>
          </table:table-cell>
          <table:table-cell office:value-type="float" office:value="0.200032140694911" calcext:value-type="float">
            <text:p>0.200032140694911</text:p>
          </table:table-cell>
          <table:table-cell office:value-type="float" office:value="6573" calcext:value-type="float">
            <text:p>6573</text:p>
          </table:table-cell>
          <table:table-cell office:value-type="float" office:value="487" calcext:value-type="float">
            <text:p>487</text:p>
          </table:table-cell>
          <table:table-cell office:value-type="float" office:value="0.0161791932321033" calcext:value-type="float">
            <text:p>0.016179193232103</text:p>
          </table:table-cell>
          <table:table-cell office:value-type="float" office:value="131368000" calcext:value-type="float">
            <text:p>131368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5045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0" calcext:value-type="float">
            <text:p>6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758195422408" calcext:value-type="float">
            <text:p>0.010075819542241</text:p>
          </table:table-cell>
          <table:table-cell office:value-type="float" office:value="0.747506000515634" calcext:value-type="float">
            <text:p>0.747506000515634</text:p>
          </table:table-cell>
          <table:table-cell office:value-type="float" office:value="5042" calcext:value-type="float">
            <text:p>5042</text:p>
          </table:table-cell>
          <table:table-cell office:value-type="float" office:value="2040" calcext:value-type="float">
            <text:p>2040</text:p>
          </table:table-cell>
          <table:table-cell office:value-type="float" office:value="0.0146792796165512" calcext:value-type="float">
            <text:p>0.014679279616551</text:p>
          </table:table-cell>
          <table:table-cell office:value-type="float" office:value="131256000" calcext:value-type="float">
            <text:p>131256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2404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19" calcext:value-type="float">
            <text:p>13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3241376240771" calcext:value-type="float">
            <text:p>0.010324137624077</text:p>
          </table:table-cell>
          <table:table-cell office:value-type="float" office:value="0.931866999028099" calcext:value-type="float">
            <text:p>0.931866999028099</text:p>
          </table:table-cell>
          <table:table-cell office:value-type="float" office:value="11991" calcext:value-type="float">
            <text:p>11991</text:p>
          </table:table-cell>
          <table:table-cell office:value-type="float" office:value="1450" calcext:value-type="float">
            <text:p>1450</text:p>
          </table:table-cell>
          <table:table-cell office:value-type="float" office:value="0.0167875092562559" calcext:value-type="float">
            <text:p>0.016787509256256</text:p>
          </table:table-cell>
          <table:table-cell office:value-type="float" office:value="131220000" calcext:value-type="float">
            <text:p>131220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5383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748417609363335" calcext:value-type="float">
            <text:p>0.074841760936334</text:p>
          </table:table-cell>
          <table:table-cell office:value-type="float" office:value="0.774155789014619" calcext:value-type="float">
            <text:p>0.774155789014619</text:p>
          </table:table-cell>
          <table:table-cell office:value-type="float" office:value="19977" calcext:value-type="float">
            <text:p>19977</text:p>
          </table:table-cell>
          <table:table-cell office:value-type="float" office:value="1607" calcext:value-type="float">
            <text:p>1607</text:p>
          </table:table-cell>
          <table:table-cell office:value-type="float" office:value="0.0171708061804169" calcext:value-type="float">
            <text:p>0.017170806180417</text:p>
          </table:table-cell>
          <table:table-cell office:value-type="float" office:value="130602000" calcext:value-type="float">
            <text:p>13060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3333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99" calcext:value-type="float">
            <text:p>18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136738400884" calcext:value-type="float">
            <text:p>0.010013673840088</text:p>
          </table:table-cell>
          <table:table-cell office:value-type="float" office:value="0.80569440909064" calcext:value-type="float">
            <text:p>0.80569440909064</text:p>
          </table:table-cell>
          <table:table-cell office:value-type="float" office:value="15078" calcext:value-type="float">
            <text:p>15078</text:p>
          </table:table-cell>
          <table:table-cell office:value-type="float" office:value="17" calcext:value-type="float">
            <text:p>17</text:p>
          </table:table-cell>
          <table:table-cell office:value-type="float" office:value="0.0162339007687597" calcext:value-type="float">
            <text:p>0.01623390076876</text:p>
          </table:table-cell>
          <table:table-cell office:value-type="float" office:value="130145000" calcext:value-type="float">
            <text:p>130145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6512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42825407210713" calcext:value-type="float">
            <text:p>0.142825407210713</text:p>
          </table:table-cell>
          <table:table-cell office:value-type="float" office:value="0.999773716292241" calcext:value-type="float">
            <text:p>0.999773716292241</text:p>
          </table:table-cell>
          <table:table-cell office:value-type="float" office:value="19547" calcext:value-type="float">
            <text:p>19547</text:p>
          </table:table-cell>
          <table:table-cell office:value-type="float" office:value="50" calcext:value-type="float">
            <text:p>50</text:p>
          </table:table-cell>
          <table:table-cell office:value-type="float" office:value="0.0174889687261437" calcext:value-type="float">
            <text:p>0.017488968726144</text:p>
          </table:table-cell>
          <table:table-cell office:value-type="float" office:value="129717000" calcext:value-type="float">
            <text:p>129717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472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737871240930399" calcext:value-type="float">
            <text:p>0.07378712409304</text:p>
          </table:table-cell>
          <table:table-cell office:value-type="float" office:value="0.890749294012785" calcext:value-type="float">
            <text:p>0.890749294012785</text:p>
          </table:table-cell>
          <table:table-cell office:value-type="float" office:value="18163" calcext:value-type="float">
            <text:p>18163</text:p>
          </table:table-cell>
          <table:table-cell office:value-type="float" office:value="832" calcext:value-type="float">
            <text:p>832</text:p>
          </table:table-cell>
          <table:table-cell office:value-type="float" office:value="0.0143867583770771" calcext:value-type="float">
            <text:p>0.014386758377077</text:p>
          </table:table-cell>
          <table:table-cell office:value-type="float" office:value="129707000" calcext:value-type="float">
            <text:p>129707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5342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940020788374529" calcext:value-type="float">
            <text:p>0.094002078837453</text:p>
          </table:table-cell>
          <table:table-cell office:value-type="float" office:value="0.412644273901874" calcext:value-type="float">
            <text:p>0.412644273901874</text:p>
          </table:table-cell>
          <table:table-cell office:value-type="float" office:value="19994" calcext:value-type="float">
            <text:p>19994</text:p>
          </table:table-cell>
          <table:table-cell office:value-type="float" office:value="202" calcext:value-type="float">
            <text:p>202</text:p>
          </table:table-cell>
          <table:table-cell office:value-type="float" office:value="0.0167006568086254" calcext:value-type="float">
            <text:p>0.016700656808625</text:p>
          </table:table-cell>
          <table:table-cell office:value-type="float" office:value="129669000" calcext:value-type="float">
            <text:p>129669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204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84644245521049" calcext:value-type="float">
            <text:p>0.084644245521049</text:p>
          </table:table-cell>
          <table:table-cell office:value-type="float" office:value="0.669849264826626" calcext:value-type="float">
            <text:p>0.669849264826626</text:p>
          </table:table-cell>
          <table:table-cell office:value-type="float" office:value="8446" calcext:value-type="float">
            <text:p>8446</text:p>
          </table:table-cell>
          <table:table-cell office:value-type="float" office:value="1947" calcext:value-type="float">
            <text:p>1947</text:p>
          </table:table-cell>
          <table:table-cell office:value-type="float" office:value="0.0181703543290496" calcext:value-type="float">
            <text:p>0.01817035432905</text:p>
          </table:table-cell>
          <table:table-cell office:value-type="float" office:value="129072000" calcext:value-type="float">
            <text:p>12907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9092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25" calcext:value-type="float">
            <text:p>9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737235872168" calcext:value-type="float">
            <text:p>0.010073723587217</text:p>
          </table:table-cell>
          <table:table-cell office:value-type="float" office:value="0.999375332192088" calcext:value-type="float">
            <text:p>0.999375332192088</text:p>
          </table:table-cell>
          <table:table-cell office:value-type="float" office:value="19981" calcext:value-type="float">
            <text:p>19981</text:p>
          </table:table-cell>
          <table:table-cell office:value-type="float" office:value="479" calcext:value-type="float">
            <text:p>479</text:p>
          </table:table-cell>
          <table:table-cell office:value-type="float" office:value="0.0223707449789723" calcext:value-type="float">
            <text:p>0.022370744978972</text:p>
          </table:table-cell>
          <table:table-cell office:value-type="float" office:value="127927000" calcext:value-type="float">
            <text:p>127927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255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15849680208252" calcext:value-type="float">
            <text:p>0.115849680208252</text:p>
          </table:table-cell>
          <table:table-cell office:value-type="float" office:value="0.873209636239335" calcext:value-type="float">
            <text:p>0.873209636239335</text:p>
          </table:table-cell>
          <table:table-cell office:value-type="float" office:value="7988" calcext:value-type="float">
            <text:p>7988</text:p>
          </table:table-cell>
          <table:table-cell office:value-type="float" office:value="52" calcext:value-type="float">
            <text:p>52</text:p>
          </table:table-cell>
          <table:table-cell office:value-type="float" office:value="0.0117434482361811" calcext:value-type="float">
            <text:p>0.011743448236181</text:p>
          </table:table-cell>
          <table:table-cell office:value-type="float" office:value="126830000" calcext:value-type="float">
            <text:p>126830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080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988552012654254" calcext:value-type="float">
            <text:p>0.098855201265425</text:p>
          </table:table-cell>
          <table:table-cell office:value-type="float" office:value="0.570934980008751" calcext:value-type="float">
            <text:p>0.570934980008751</text:p>
          </table:table-cell>
          <table:table-cell office:value-type="float" office:value="12979" calcext:value-type="float">
            <text:p>12979</text:p>
          </table:table-cell>
          <table:table-cell office:value-type="float" office:value="573" calcext:value-type="float">
            <text:p>573</text:p>
          </table:table-cell>
          <table:table-cell office:value-type="float" office:value="0.0219923773945387" calcext:value-type="float">
            <text:p>0.021992377394539</text:p>
          </table:table-cell>
          <table:table-cell office:value-type="float" office:value="126321000" calcext:value-type="float">
            <text:p>126321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213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4903005951643" calcext:value-type="float">
            <text:p>0.24903005951643</text:p>
          </table:table-cell>
          <table:table-cell office:value-type="float" office:value="0.968136951597407" calcext:value-type="float">
            <text:p>0.968136951597407</text:p>
          </table:table-cell>
          <table:table-cell office:value-type="float" office:value="15472" calcext:value-type="float">
            <text:p>15472</text:p>
          </table:table-cell>
          <table:table-cell office:value-type="float" office:value="1802" calcext:value-type="float">
            <text:p>1802</text:p>
          </table:table-cell>
          <table:table-cell office:value-type="float" office:value="0.0160963644695585" calcext:value-type="float">
            <text:p>0.016096364469559</text:p>
          </table:table-cell>
          <table:table-cell office:value-type="float" office:value="122814000" calcext:value-type="float">
            <text:p>122814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16484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36" calcext:value-type="float">
            <text:p>40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2769798484514" calcext:value-type="float">
            <text:p>0.010276979848451</text:p>
          </table:table-cell>
          <table:table-cell office:value-type="float" office:value="0.995081623879131" calcext:value-type="float">
            <text:p>0.995081623879131</text:p>
          </table:table-cell>
          <table:table-cell office:value-type="float" office:value="19993" calcext:value-type="float">
            <text:p>19993</text:p>
          </table:table-cell>
          <table:table-cell office:value-type="float" office:value="496" calcext:value-type="float">
            <text:p>496</text:p>
          </table:table-cell>
          <table:table-cell office:value-type="float" office:value="0.00839205521940104" calcext:value-type="float">
            <text:p>0.008392055219401</text:p>
          </table:table-cell>
          <table:table-cell office:value-type="float" office:value="120131000" calcext:value-type="float">
            <text:p>120131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095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31304560495075" calcext:value-type="float">
            <text:p>0.231304560495075</text:p>
          </table:table-cell>
          <table:table-cell office:value-type="float" office:value="0.731011763010174" calcext:value-type="float">
            <text:p>0.731011763010174</text:p>
          </table:table-cell>
          <table:table-cell office:value-type="float" office:value="15766" calcext:value-type="float">
            <text:p>15766</text:p>
          </table:table-cell>
          <table:table-cell office:value-type="float" office:value="996" calcext:value-type="float">
            <text:p>996</text:p>
          </table:table-cell>
          <table:table-cell office:value-type="float" office:value="0.0255348671028817" calcext:value-type="float">
            <text:p>0.025534867102882</text:p>
          </table:table-cell>
          <table:table-cell office:value-type="float" office:value="119018000" calcext:value-type="float">
            <text:p>119018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0571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8136216670624" calcext:value-type="float">
            <text:p>0.058136216670624</text:p>
          </table:table-cell>
          <table:table-cell office:value-type="float" office:value="0.322536073811352" calcext:value-type="float">
            <text:p>0.322536073811352</text:p>
          </table:table-cell>
          <table:table-cell office:value-type="float" office:value="8907" calcext:value-type="float">
            <text:p>8907</text:p>
          </table:table-cell>
          <table:table-cell office:value-type="float" office:value="1287" calcext:value-type="float">
            <text:p>1287</text:p>
          </table:table-cell>
          <table:table-cell office:value-type="float" office:value="0.0308987386369457" calcext:value-type="float">
            <text:p>0.030898738636946</text:p>
          </table:table-cell>
          <table:table-cell office:value-type="float" office:value="118249000" calcext:value-type="float">
            <text:p>118249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272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66175707623363" calcext:value-type="float">
            <text:p>0.266175707623363</text:p>
          </table:table-cell>
          <table:table-cell office:value-type="float" office:value="0.252264419952408" calcext:value-type="float">
            <text:p>0.252264419952408</text:p>
          </table:table-cell>
          <table:table-cell office:value-type="float" office:value="16966" calcext:value-type="float">
            <text:p>16966</text:p>
          </table:table-cell>
          <table:table-cell office:value-type="float" office:value="502" calcext:value-type="float">
            <text:p>502</text:p>
          </table:table-cell>
          <table:table-cell office:value-type="float" office:value="0.0248695192616045" calcext:value-type="float">
            <text:p>0.024869519261605</text:p>
          </table:table-cell>
          <table:table-cell office:value-type="float" office:value="117763000" calcext:value-type="float">
            <text:p>117763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515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78994409051724" calcext:value-type="float">
            <text:p>0.278994409051724</text:p>
          </table:table-cell>
          <table:table-cell office:value-type="float" office:value="0.637057516500354" calcext:value-type="float">
            <text:p>0.637057516500354</text:p>
          </table:table-cell>
          <table:table-cell office:value-type="float" office:value="5480" calcext:value-type="float">
            <text:p>5480</text:p>
          </table:table-cell>
          <table:table-cell office:value-type="float" office:value="815" calcext:value-type="float">
            <text:p>815</text:p>
          </table:table-cell>
          <table:table-cell office:value-type="float" office:value="0.0195396632722501" calcext:value-type="float">
            <text:p>0.01953966327225</text:p>
          </table:table-cell>
          <table:table-cell office:value-type="float" office:value="116639000" calcext:value-type="float">
            <text:p>116639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041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4" calcext:value-type="float">
            <text:p>1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20276941866847" calcext:value-type="float">
            <text:p>0.220276941866847</text:p>
          </table:table-cell>
          <table:table-cell office:value-type="float" office:value="0.498331356737763" calcext:value-type="float">
            <text:p>0.498331356737763</text:p>
          </table:table-cell>
          <table:table-cell office:value-type="float" office:value="10338" calcext:value-type="float">
            <text:p>10338</text:p>
          </table:table-cell>
          <table:table-cell office:value-type="float" office:value="1637" calcext:value-type="float">
            <text:p>1637</text:p>
          </table:table-cell>
          <table:table-cell office:value-type="float" office:value="0.00844363575209475" calcext:value-type="float">
            <text:p>0.008443635752095</text:p>
          </table:table-cell>
          <table:table-cell office:value-type="float" office:value="115021000" calcext:value-type="float">
            <text:p>115021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234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12943335158634" calcext:value-type="float">
            <text:p>0.212943335158634</text:p>
          </table:table-cell>
          <table:table-cell office:value-type="float" office:value="0.22548903641291" calcext:value-type="float">
            <text:p>0.22548903641291</text:p>
          </table:table-cell>
          <table:table-cell office:value-type="float" office:value="10003" calcext:value-type="float">
            <text:p>10003</text:p>
          </table:table-cell>
          <table:table-cell office:value-type="float" office:value="1350" calcext:value-type="float">
            <text:p>1350</text:p>
          </table:table-cell>
          <table:table-cell office:value-type="float" office:value="0.0290307519482061" calcext:value-type="float">
            <text:p>0.029030751948206</text:p>
          </table:table-cell>
          <table:table-cell office:value-type="float" office:value="114028000" calcext:value-type="float">
            <text:p>114028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0491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29373767737998" calcext:value-type="float">
            <text:p>0.129373767737998</text:p>
          </table:table-cell>
          <table:table-cell office:value-type="float" office:value="0.476877672160044" calcext:value-type="float">
            <text:p>0.476877672160044</text:p>
          </table:table-cell>
          <table:table-cell office:value-type="float" office:value="12351" calcext:value-type="float">
            <text:p>12351</text:p>
          </table:table-cell>
          <table:table-cell office:value-type="float" office:value="1691" calcext:value-type="float">
            <text:p>1691</text:p>
          </table:table-cell>
          <table:table-cell office:value-type="float" office:value="0.0352381922066949" calcext:value-type="float">
            <text:p>0.035238192206695</text:p>
          </table:table-cell>
          <table:table-cell office:value-type="float" office:value="111809000" calcext:value-type="float">
            <text:p>111809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0592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93260317990906" calcext:value-type="float">
            <text:p>0.193260317990906</text:p>
          </table:table-cell>
          <table:table-cell office:value-type="float" office:value="0.832842796063051" calcext:value-type="float">
            <text:p>0.832842796063051</text:p>
          </table:table-cell>
          <table:table-cell office:value-type="float" office:value="7162" calcext:value-type="float">
            <text:p>7162</text:p>
          </table:table-cell>
          <table:table-cell office:value-type="float" office:value="1094" calcext:value-type="float">
            <text:p>1094</text:p>
          </table:table-cell>
          <table:table-cell office:value-type="float" office:value="0.0323499281187348" calcext:value-type="float">
            <text:p>0.032349928118735</text:p>
          </table:table-cell>
          <table:table-cell office:value-type="float" office:value="111632000" calcext:value-type="float">
            <text:p>11163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0512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6414899554546" calcext:value-type="float">
            <text:p>0.16414899554546</text:p>
          </table:table-cell>
          <table:table-cell office:value-type="float" office:value="0.768519972153008" calcext:value-type="float">
            <text:p>0.768519972153008</text:p>
          </table:table-cell>
          <table:table-cell office:value-type="float" office:value="14703" calcext:value-type="float">
            <text:p>14703</text:p>
          </table:table-cell>
          <table:table-cell office:value-type="float" office:value="1214" calcext:value-type="float">
            <text:p>1214</text:p>
          </table:table-cell>
          <table:table-cell office:value-type="float" office:value="0.036699021695919" calcext:value-type="float">
            <text:p>0.036699021695919</text:p>
          </table:table-cell>
          <table:table-cell office:value-type="float" office:value="109742000" calcext:value-type="float">
            <text:p>109742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500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44305155587033" calcext:value-type="float">
            <text:p>0.144305155587033</text:p>
          </table:table-cell>
          <table:table-cell office:value-type="float" office:value="0.383604078451172" calcext:value-type="float">
            <text:p>0.383604078451172</text:p>
          </table:table-cell>
          <table:table-cell office:value-type="float" office:value="17227" calcext:value-type="float">
            <text:p>17227</text:p>
          </table:table-cell>
          <table:table-cell office:value-type="float" office:value="2039" calcext:value-type="float">
            <text:p>2039</text:p>
          </table:table-cell>
          <table:table-cell office:value-type="float" office:value="0.0380429748445749" calcext:value-type="float">
            <text:p>0.038042974844575</text:p>
          </table:table-cell>
          <table:table-cell office:value-type="float" office:value="107921000" calcext:value-type="float">
            <text:p>107921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195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77" calcext:value-type="float">
            <text:p>3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70456806826405" calcext:value-type="float">
            <text:p>0.037045680682641</text:p>
          </table:table-cell>
          <table:table-cell office:value-type="float" office:value="0.299461393449456" calcext:value-type="float">
            <text:p>0.299461393449456</text:p>
          </table:table-cell>
          <table:table-cell office:value-type="float" office:value="19764" calcext:value-type="float">
            <text:p>19764</text:p>
          </table:table-cell>
          <table:table-cell office:value-type="float" office:value="388" calcext:value-type="float">
            <text:p>388</text:p>
          </table:table-cell>
          <table:table-cell office:value-type="float" office:value="0.0402938195761332" calcext:value-type="float">
            <text:p>0.040293819576133</text:p>
          </table:table-cell>
          <table:table-cell office:value-type="float" office:value="106313000" calcext:value-type="float">
            <text:p>106313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2005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71476544438396" calcext:value-type="float">
            <text:p>0.171476544438396</text:p>
          </table:table-cell>
          <table:table-cell office:value-type="float" office:value="0.702522185798734" calcext:value-type="float">
            <text:p>0.702522185798734</text:p>
          </table:table-cell>
          <table:table-cell office:value-type="float" office:value="18961" calcext:value-type="float">
            <text:p>18961</text:p>
          </table:table-cell>
          <table:table-cell office:value-type="float" office:value="237" calcext:value-type="float">
            <text:p>237</text:p>
          </table:table-cell>
          <table:table-cell office:value-type="float" office:value="0.0445514679328577" calcext:value-type="float">
            <text:p>0.044551467932858</text:p>
          </table:table-cell>
          <table:table-cell office:value-type="float" office:value="100257000" calcext:value-type="float">
            <text:p>100257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115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91272611774853" calcext:value-type="float">
            <text:p>0.291272611774853</text:p>
          </table:table-cell>
          <table:table-cell office:value-type="float" office:value="0.550493716830388" calcext:value-type="float">
            <text:p>0.550493716830388</text:p>
          </table:table-cell>
          <table:table-cell office:value-type="float" office:value="11746" calcext:value-type="float">
            <text:p>11746</text:p>
          </table:table-cell>
          <table:table-cell office:value-type="float" office:value="673" calcext:value-type="float">
            <text:p>673</text:p>
          </table:table-cell>
          <table:table-cell office:value-type="float" office:value="0.0431788544728382" calcext:value-type="float">
            <text:p>0.043178854472838</text:p>
          </table:table-cell>
          <table:table-cell table:style-name="ce8" office:value-type="float" office:value="100000000" calcext:value-type="float">
            <text:p>1.00E+08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433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1" calcext:value-type="float">
            <text:p>6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75414391775848" calcext:value-type="float">
            <text:p>0.017541439177585</text:p>
          </table:table-cell>
          <table:table-cell office:value-type="float" office:value="0.951452995203435" calcext:value-type="float">
            <text:p>0.951452995203435</text:p>
          </table:table-cell>
          <table:table-cell office:value-type="float" office:value="13828" calcext:value-type="float">
            <text:p>13828</text:p>
          </table:table-cell>
          <table:table-cell office:value-type="float" office:value="1467" calcext:value-type="float">
            <text:p>1467</text:p>
          </table:table-cell>
          <table:table-cell office:value-type="float" office:value="0.0481223112263251" calcext:value-type="float">
            <text:p>0.048122311226325</text:p>
          </table:table-cell>
          <table:table-cell office:value-type="float" office:value="97360000" calcext:value-type="float">
            <text:p>97360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0623 01583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781" calcext:value-type="float">
            <text:p>777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55000542929629" calcext:value-type="float">
            <text:p>0.045500054292963</text:p>
          </table:table-cell>
          <table:table-cell office:value-type="float" office:value="0.426192730208859" calcext:value-type="float">
            <text:p>0.426192730208859</text:p>
          </table:table-cell>
          <table:table-cell office:value-type="float" office:value="6397" calcext:value-type="float">
            <text:p>6397</text:p>
          </table:table-cell>
          <table:table-cell office:value-type="float" office:value="192" calcext:value-type="float">
            <text:p>192</text:p>
          </table:table-cell>
          <table:table-cell office:value-type="float" office:value="0.047896038548303" calcext:value-type="float">
            <text:p>0.047896038548303</text:p>
          </table:table-cell>
          <table:table-cell office:value-type="float" office:value="96381000" calcext:value-type="float">
            <text:p>96381000</text:p>
          </table:table-cell>
          <table:table-cell office:value-type="string" calcext:value-type="string">
            <text:p>HT733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number-columns-repeated="3" table:default-cell-style-name="ce7"/>
        <table:table-column table:style-name="co1" table:number-columns-repeated="8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first_metric_only</text:p>
          </table:table-cell>
          <table:table-cell table:style-name="Default" office:value-type="string" calcext:value-type="string">
            <text:p>boost_from_average</text:p>
          </table:table-cell>
          <table:table-cell table:style-name="Default" office:value-type="string" calcext:value-type="string">
            <text:p>feature_pre_filter</text:p>
          </table:table-cell>
          <table:table-cell office:value-type="string" calcext:value-type="string">
            <text:p>verbosit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min_gain_to_split</text:p>
          </table:table-cell>
          <table:table-cell office:value-type="string" calcext:value-type="string">
            <text:p>lambda_l1</text:p>
          </table:table-cell>
          <table:table-cell office:value-type="string" calcext:value-type="string">
            <text:p>lambda_l2</text:p>
          </table:table-cell>
          <table:table-cell office:value-type="string" calcext:value-type="string">
            <text:p>max_bin</text:p>
          </table:table-cell>
          <table:table-cell office:value-type="string" calcext:value-type="string">
            <text:p>num_iterations</text:p>
          </table:table-cell>
          <table:table-cell table:style-name="Default" office:value-type="string" calcext:value-type="string">
            <text:p>force_row_wis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feature_fraction</text:p>
          </table:table-cell>
          <table:table-cell office:value-type="string" calcext:value-type="string">
            <text:p>min_data_in_leaf</text:p>
          </table:table-cell>
          <table:table-cell office:value-type="string" calcext:value-type="string">
            <text:p>num_leaves</text:p>
          </table:table-cell>
          <table:table-cell office:value-type="string" calcext:value-type="string">
            <text:p>prob_corte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experimento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iteracion</text:p>
          </table:table-cell>
        </table:table-row>
        <table:table-row table:style-name="ro1">
          <table:table-cell table:style-name="ce1" office:value-type="string" calcext:value-type="string">
            <text:p>20220624 043311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custom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777859" calcext:value-type="float">
            <text:p>77785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83" calcext:value-type="float">
            <text:p>683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0.0424121528454853" calcext:value-type="float">
            <text:p>0.042412152845485</text:p>
          </table:table-cell>
          <table:table-cell table:style-name="ce1" office:value-type="float" office:value="0.230707614159091" calcext:value-type="float">
            <text:p>0.230707614159091</text:p>
          </table:table-cell>
          <table:table-cell table:style-name="ce1" office:value-type="float" office:value="57372" calcext:value-type="float">
            <text:p>57372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0.0178672181236511" calcext:value-type="float">
            <text:p>0.017867218123651</text:p>
          </table:table-cell>
          <table:table-cell table:style-name="ce1" office:value-type="float" office:value="134044000" calcext:value-type="float">
            <text:p>134044000</text:p>
          </table:table-cell>
          <table:table-cell table:style-name="ce1" office:value-type="string" calcext:value-type="string">
            <text:p>HT73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58475" calcext:value-type="float">
            <text:p>1658475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0220624 060554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custom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777859" calcext:value-type="float">
            <text:p>77785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25" calcext:value-type="float">
            <text:p>1225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0.0180962034444374" calcext:value-type="float">
            <text:p>0.018096203444437</text:p>
          </table:table-cell>
          <table:table-cell table:style-name="ce1" office:value-type="float" office:value="0.228795235209234" calcext:value-type="float">
            <text:p>0.228795235209234</text:p>
          </table:table-cell>
          <table:table-cell table:style-name="ce1" office:value-type="float" office:value="57664" calcext:value-type="float">
            <text:p>57664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0.0155874448660281" calcext:value-type="float">
            <text:p>0.015587444866028</text:p>
          </table:table-cell>
          <table:table-cell table:style-name="ce1" office:value-type="float" office:value="133104000" calcext:value-type="float">
            <text:p>133104000</text:p>
          </table:table-cell>
          <table:table-cell table:style-name="ce1" office:value-type="string" calcext:value-type="string">
            <text:p>HT73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58475" calcext:value-type="float">
            <text:p>1658475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20220624 114820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custom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777859" calcext:value-type="float">
            <text:p>77785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27" calcext:value-type="float">
            <text:p>3127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0.01275243753239" calcext:value-type="float">
            <text:p>0.01275243753239</text:p>
          </table:table-cell>
          <table:table-cell table:style-name="ce1" office:value-type="float" office:value="0.262643780695379" calcext:value-type="float">
            <text:p>0.262643780695379</text:p>
          </table:table-cell>
          <table:table-cell table:style-name="ce1" office:value-type="float" office:value="56409" calcext:value-type="float">
            <text:p>56409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0.0180954398330765" calcext:value-type="float">
            <text:p>0.018095439833077</text:p>
          </table:table-cell>
          <table:table-cell table:style-name="ce1" office:value-type="float" office:value="133086000" calcext:value-type="float">
            <text:p>133086000</text:p>
          </table:table-cell>
          <table:table-cell table:style-name="ce1" office:value-type="string" calcext:value-type="string">
            <text:p>HT73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58475" calcext:value-type="float">
            <text:p>1658475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string" calcext:value-type="string">
            <text:p>20220624 104326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custom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777859" calcext:value-type="float">
            <text:p>77785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43" calcext:value-type="float">
            <text:p>2243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0.0123457396594365" calcext:value-type="float">
            <text:p>0.012345739659437</text:p>
          </table:table-cell>
          <table:table-cell table:style-name="ce1" office:value-type="float" office:value="0.657895791162167" calcext:value-type="float">
            <text:p>0.657895791162167</text:p>
          </table:table-cell>
          <table:table-cell table:style-name="ce1" office:value-type="float" office:value="59876" calcext:value-type="float">
            <text:p>59876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0.0153875169721121" calcext:value-type="float">
            <text:p>0.015387516972112</text:p>
          </table:table-cell>
          <table:table-cell table:style-name="ce1" office:value-type="float" office:value="133005000" calcext:value-type="float">
            <text:p>133005000</text:p>
          </table:table-cell>
          <table:table-cell table:style-name="ce1" office:value-type="string" calcext:value-type="string">
            <text:p>HT73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58475" calcext:value-type="float">
            <text:p>1658475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20624 10130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819" calcext:value-type="float">
            <text:p>38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0201249255824" calcext:value-type="float">
            <text:p>0.010020124925582</text:p>
          </table:table-cell>
          <table:table-cell office:value-type="float" office:value="0.237538202798092" calcext:value-type="float">
            <text:p>0.237538202798092</text:p>
          </table:table-cell>
          <table:table-cell office:value-type="float" office:value="60165" calcext:value-type="float">
            <text:p>60165</text:p>
          </table:table-cell>
          <table:table-cell office:value-type="float" office:value="555" calcext:value-type="float">
            <text:p>555</text:p>
          </table:table-cell>
          <table:table-cell office:value-type="float" office:value="0.0147005275550837" calcext:value-type="float">
            <text:p>0.014700527555084</text:p>
          </table:table-cell>
          <table:table-cell office:value-type="float" office:value="132900000" calcext:value-type="float">
            <text:p>132900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20624 12104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26" calcext:value-type="float">
            <text:p>8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68212975191511" calcext:value-type="float">
            <text:p>0.036821297519151</text:p>
          </table:table-cell>
          <table:table-cell office:value-type="float" office:value="0.4998011114309" calcext:value-type="float">
            <text:p>0.4998011114309</text:p>
          </table:table-cell>
          <table:table-cell office:value-type="float" office:value="58722" calcext:value-type="float">
            <text:p>58722</text:p>
          </table:table-cell>
          <table:table-cell office:value-type="float" office:value="19" calcext:value-type="float">
            <text:p>19</text:p>
          </table:table-cell>
          <table:table-cell office:value-type="float" office:value="0.0152947863353404" calcext:value-type="float">
            <text:p>0.01529478633534</text:p>
          </table:table-cell>
          <table:table-cell office:value-type="float" office:value="132841000" calcext:value-type="float">
            <text:p>132841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20624 08511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11" calcext:value-type="float">
            <text:p>20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48048819334868" calcext:value-type="float">
            <text:p>0.014804881933487</text:p>
          </table:table-cell>
          <table:table-cell office:value-type="float" office:value="0.663298420921425" calcext:value-type="float">
            <text:p>0.663298420921425</text:p>
          </table:table-cell>
          <table:table-cell office:value-type="float" office:value="59043" calcext:value-type="float">
            <text:p>59043</text:p>
          </table:table-cell>
          <table:table-cell office:value-type="float" office:value="1982" calcext:value-type="float">
            <text:p>1982</text:p>
          </table:table-cell>
          <table:table-cell office:value-type="float" office:value="0.0179974399251208" calcext:value-type="float">
            <text:p>0.017997439925121</text:p>
          </table:table-cell>
          <table:table-cell office:value-type="float" office:value="132824000" calcext:value-type="float">
            <text:p>132824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20624 06523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69" calcext:value-type="float">
            <text:p>17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89137076719623" calcext:value-type="float">
            <text:p>0.018913707671962</text:p>
          </table:table-cell>
          <table:table-cell office:value-type="float" office:value="0.308768866267738" calcext:value-type="float">
            <text:p>0.308768866267738</text:p>
          </table:table-cell>
          <table:table-cell office:value-type="float" office:value="56366" calcext:value-type="float">
            <text:p>56366</text:p>
          </table:table-cell>
          <table:table-cell office:value-type="float" office:value="2048" calcext:value-type="float">
            <text:p>2048</text:p>
          </table:table-cell>
          <table:table-cell office:value-type="float" office:value="0.0173043020670455" calcext:value-type="float">
            <text:p>0.017304302067046</text:p>
          </table:table-cell>
          <table:table-cell office:value-type="float" office:value="132699000" calcext:value-type="float">
            <text:p>13269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20624 05274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25" calcext:value-type="float">
            <text:p>23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12527304642296" calcext:value-type="float">
            <text:p>0.01125273046423</text:p>
          </table:table-cell>
          <table:table-cell office:value-type="float" office:value="0.477963605013057" calcext:value-type="float">
            <text:p>0.477963605013057</text:p>
          </table:table-cell>
          <table:table-cell office:value-type="float" office:value="55190" calcext:value-type="float">
            <text:p>55190</text:p>
          </table:table-cell>
          <table:table-cell office:value-type="float" office:value="2012" calcext:value-type="float">
            <text:p>2012</text:p>
          </table:table-cell>
          <table:table-cell office:value-type="float" office:value="0.0188926987969602" calcext:value-type="float">
            <text:p>0.01889269879696</text:p>
          </table:table-cell>
          <table:table-cell office:value-type="float" office:value="132661000" calcext:value-type="float">
            <text:p>132661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20624 03305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7" calcext:value-type="float">
            <text:p>3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731144195143947" calcext:value-type="float">
            <text:p>0.073114419514395</text:p>
          </table:table-cell>
          <table:table-cell office:value-type="float" office:value="0.252532528178178" calcext:value-type="float">
            <text:p>0.252532528178178</text:p>
          </table:table-cell>
          <table:table-cell office:value-type="float" office:value="55645" calcext:value-type="float">
            <text:p>55645</text:p>
          </table:table-cell>
          <table:table-cell office:value-type="float" office:value="343" calcext:value-type="float">
            <text:p>343</text:p>
          </table:table-cell>
          <table:table-cell office:value-type="float" office:value="0.019262774323094" calcext:value-type="float">
            <text:p>0.019262774323094</text:p>
          </table:table-cell>
          <table:table-cell office:value-type="float" office:value="132495000" calcext:value-type="float">
            <text:p>13249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20624 07094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01870429058568" calcext:value-type="float">
            <text:p>0.050187042905857</text:p>
          </table:table-cell>
          <table:table-cell office:value-type="float" office:value="0.241781851244092" calcext:value-type="float">
            <text:p>0.241781851244092</text:p>
          </table:table-cell>
          <table:table-cell office:value-type="float" office:value="50866" calcext:value-type="float">
            <text:p>50866</text:p>
          </table:table-cell>
          <table:table-cell office:value-type="float" office:value="1996" calcext:value-type="float">
            <text:p>1996</text:p>
          </table:table-cell>
          <table:table-cell office:value-type="float" office:value="0.0174099746972081" calcext:value-type="float">
            <text:p>0.017409974697208</text:p>
          </table:table-cell>
          <table:table-cell office:value-type="float" office:value="132341000" calcext:value-type="float">
            <text:p>132341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0624 03462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64" calcext:value-type="float">
            <text:p>5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87037935711819" calcext:value-type="float">
            <text:p>0.048703793571182</text:p>
          </table:table-cell>
          <table:table-cell office:value-type="float" office:value="0.20074672131021" calcext:value-type="float">
            <text:p>0.20074672131021</text:p>
          </table:table-cell>
          <table:table-cell office:value-type="float" office:value="57027" calcext:value-type="float">
            <text:p>57027</text:p>
          </table:table-cell>
          <table:table-cell office:value-type="float" office:value="1216" calcext:value-type="float">
            <text:p>1216</text:p>
          </table:table-cell>
          <table:table-cell office:value-type="float" office:value="0.0178115869462041" calcext:value-type="float">
            <text:p>0.017811586946204</text:p>
          </table:table-cell>
          <table:table-cell office:value-type="float" office:value="132226000" calcext:value-type="float">
            <text:p>13222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20624 0625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73813885346572" calcext:value-type="float">
            <text:p>0.037381388534657</text:p>
          </table:table-cell>
          <table:table-cell office:value-type="float" office:value="0.201422192625401" calcext:value-type="float">
            <text:p>0.201422192625401</text:p>
          </table:table-cell>
          <table:table-cell office:value-type="float" office:value="57264" calcext:value-type="float">
            <text:p>57264</text:p>
          </table:table-cell>
          <table:table-cell office:value-type="float" office:value="2035" calcext:value-type="float">
            <text:p>2035</text:p>
          </table:table-cell>
          <table:table-cell office:value-type="float" office:value="0.0191053679642549" calcext:value-type="float">
            <text:p>0.019105367964255</text:p>
          </table:table-cell>
          <table:table-cell office:value-type="float" office:value="132198000" calcext:value-type="float">
            <text:p>132198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20624 00575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693551546171075" calcext:value-type="float">
            <text:p>0.069355154617108</text:p>
          </table:table-cell>
          <table:table-cell office:value-type="float" office:value="0.637337621646002" calcext:value-type="float">
            <text:p>0.637337621646002</text:p>
          </table:table-cell>
          <table:table-cell office:value-type="float" office:value="56135" calcext:value-type="float">
            <text:p>56135</text:p>
          </table:table-cell>
          <table:table-cell office:value-type="float" office:value="382" calcext:value-type="float">
            <text:p>382</text:p>
          </table:table-cell>
          <table:table-cell office:value-type="float" office:value="0.0178713904150451" calcext:value-type="float">
            <text:p>0.017871390415045</text:p>
          </table:table-cell>
          <table:table-cell office:value-type="float" office:value="132106000" calcext:value-type="float">
            <text:p>13210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0624 05394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29647868074814" calcext:value-type="float">
            <text:p>0.032964786807481</text:p>
          </table:table-cell>
          <table:table-cell office:value-type="float" office:value="0.893365251681513" calcext:value-type="float">
            <text:p>0.893365251681513</text:p>
          </table:table-cell>
          <table:table-cell office:value-type="float" office:value="60513" calcext:value-type="float">
            <text:p>60513</text:p>
          </table:table-cell>
          <table:table-cell office:value-type="float" office:value="2045" calcext:value-type="float">
            <text:p>2045</text:p>
          </table:table-cell>
          <table:table-cell office:value-type="float" office:value="0.0160888583116988" calcext:value-type="float">
            <text:p>0.016088858311699</text:p>
          </table:table-cell>
          <table:table-cell office:value-type="float" office:value="132105000" calcext:value-type="float">
            <text:p>13210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20624 08240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07" calcext:value-type="float">
            <text:p>23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14022615077215" calcext:value-type="float">
            <text:p>0.011402261507722</text:p>
          </table:table-cell>
          <table:table-cell office:value-type="float" office:value="0.972909030236595" calcext:value-type="float">
            <text:p>0.972909030236595</text:p>
          </table:table-cell>
          <table:table-cell office:value-type="float" office:value="65331" calcext:value-type="float">
            <text:p>65331</text:p>
          </table:table-cell>
          <table:table-cell office:value-type="float" office:value="20" calcext:value-type="float">
            <text:p>20</text:p>
          </table:table-cell>
          <table:table-cell office:value-type="float" office:value="0.0151188470114049" calcext:value-type="float">
            <text:p>0.015118847011405</text:p>
          </table:table-cell>
          <table:table-cell office:value-type="float" office:value="131985000" calcext:value-type="float">
            <text:p>13198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220624 11553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3" calcext:value-type="float">
            <text:p>4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22441541344946" calcext:value-type="float">
            <text:p>0.052244154134495</text:p>
          </table:table-cell>
          <table:table-cell office:value-type="float" office:value="0.884048170126192" calcext:value-type="float">
            <text:p>0.884048170126192</text:p>
          </table:table-cell>
          <table:table-cell office:value-type="float" office:value="61609" calcext:value-type="float">
            <text:p>61609</text:p>
          </table:table-cell>
          <table:table-cell office:value-type="float" office:value="715" calcext:value-type="float">
            <text:p>715</text:p>
          </table:table-cell>
          <table:table-cell office:value-type="float" office:value="0.0152814155642083" calcext:value-type="float">
            <text:p>0.015281415564208</text:p>
          </table:table-cell>
          <table:table-cell office:value-type="float" office:value="131956000" calcext:value-type="float">
            <text:p>13195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20624 03235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7" calcext:value-type="float">
            <text:p>6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60176448209878" calcext:value-type="float">
            <text:p>0.046017644820988</text:p>
          </table:table-cell>
          <table:table-cell office:value-type="float" office:value="0.624335480417091" calcext:value-type="float">
            <text:p>0.624335480417091</text:p>
          </table:table-cell>
          <table:table-cell office:value-type="float" office:value="49103" calcext:value-type="float">
            <text:p>49103</text:p>
          </table:table-cell>
          <table:table-cell office:value-type="float" office:value="16" calcext:value-type="float">
            <text:p>16</text:p>
          </table:table-cell>
          <table:table-cell office:value-type="float" office:value="0.0202210089704792" calcext:value-type="float">
            <text:p>0.020221008970479</text:p>
          </table:table-cell>
          <table:table-cell office:value-type="float" office:value="131624000" calcext:value-type="float">
            <text:p>131624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0624 03145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966832640488122" calcext:value-type="float">
            <text:p>0.096683264048812</text:p>
          </table:table-cell>
          <table:table-cell office:value-type="float" office:value="0.911186691419314" calcext:value-type="float">
            <text:p>0.911186691419314</text:p>
          </table:table-cell>
          <table:table-cell office:value-type="float" office:value="54117" calcext:value-type="float">
            <text:p>54117</text:p>
          </table:table-cell>
          <table:table-cell office:value-type="float" office:value="508" calcext:value-type="float">
            <text:p>508</text:p>
          </table:table-cell>
          <table:table-cell office:value-type="float" office:value="0.018538502627749" calcext:value-type="float">
            <text:p>0.018538502627749</text:p>
          </table:table-cell>
          <table:table-cell office:value-type="float" office:value="131458000" calcext:value-type="float">
            <text:p>131458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220624 02524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80" calcext:value-type="float">
            <text:p>11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209690302180262" calcext:value-type="float">
            <text:p>0.020969030218026</text:p>
          </table:table-cell>
          <table:table-cell office:value-type="float" office:value="0.999194527813438" calcext:value-type="float">
            <text:p>0.999194527813438</text:p>
          </table:table-cell>
          <table:table-cell office:value-type="float" office:value="59223" calcext:value-type="float">
            <text:p>59223</text:p>
          </table:table-cell>
          <table:table-cell office:value-type="float" office:value="254" calcext:value-type="float">
            <text:p>254</text:p>
          </table:table-cell>
          <table:table-cell office:value-type="float" office:value="0.0201303839442615" calcext:value-type="float">
            <text:p>0.020130383944262</text:p>
          </table:table-cell>
          <table:table-cell office:value-type="float" office:value="131313000" calcext:value-type="float">
            <text:p>131313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20624 12382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5" calcext:value-type="float">
            <text:p>4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92432132102046" calcext:value-type="float">
            <text:p>0.059243213210205</text:p>
          </table:table-cell>
          <table:table-cell office:value-type="float" office:value="0.740791874560958" calcext:value-type="float">
            <text:p>0.740791874560958</text:p>
          </table:table-cell>
          <table:table-cell office:value-type="float" office:value="60119" calcext:value-type="float">
            <text:p>60119</text:p>
          </table:table-cell>
          <table:table-cell office:value-type="float" office:value="31" calcext:value-type="float">
            <text:p>31</text:p>
          </table:table-cell>
          <table:table-cell office:value-type="float" office:value="0.0141280504703511" calcext:value-type="float">
            <text:p>0.014128050470351</text:p>
          </table:table-cell>
          <table:table-cell office:value-type="float" office:value="131219000" calcext:value-type="float">
            <text:p>13121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220624 03380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745620445057157" calcext:value-type="float">
            <text:p>0.074562044505716</text:p>
          </table:table-cell>
          <table:table-cell office:value-type="float" office:value="0.425992019891587" calcext:value-type="float">
            <text:p>0.425992019891587</text:p>
          </table:table-cell>
          <table:table-cell office:value-type="float" office:value="56228" calcext:value-type="float">
            <text:p>56228</text:p>
          </table:table-cell>
          <table:table-cell office:value-type="float" office:value="376" calcext:value-type="float">
            <text:p>376</text:p>
          </table:table-cell>
          <table:table-cell office:value-type="float" office:value="0.0201159655409374" calcext:value-type="float">
            <text:p>0.020115965540937</text:p>
          </table:table-cell>
          <table:table-cell office:value-type="float" office:value="131109000" calcext:value-type="float">
            <text:p>13110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20624 07022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30" calcext:value-type="float">
            <text:p>7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62660321196767" calcext:value-type="float">
            <text:p>0.046266032119677</text:p>
          </table:table-cell>
          <table:table-cell office:value-type="float" office:value="0.999777822450046" calcext:value-type="float">
            <text:p>0.999777822450046</text:p>
          </table:table-cell>
          <table:table-cell office:value-type="float" office:value="69640" calcext:value-type="float">
            <text:p>69640</text:p>
          </table:table-cell>
          <table:table-cell office:value-type="float" office:value="2047" calcext:value-type="float">
            <text:p>2047</text:p>
          </table:table-cell>
          <table:table-cell office:value-type="float" office:value="0.018690330701344" calcext:value-type="float">
            <text:p>0.018690330701344</text:p>
          </table:table-cell>
          <table:table-cell office:value-type="float" office:value="131009000" calcext:value-type="float">
            <text:p>13100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20624 04210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1" calcext:value-type="float">
            <text:p>2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12939029757901" calcext:value-type="float">
            <text:p>0.112939029757901</text:p>
          </table:table-cell>
          <table:table-cell office:value-type="float" office:value="0.237177400739765" calcext:value-type="float">
            <text:p>0.237177400739765</text:p>
          </table:table-cell>
          <table:table-cell office:value-type="float" office:value="60485" calcext:value-type="float">
            <text:p>60485</text:p>
          </table:table-cell>
          <table:table-cell office:value-type="float" office:value="1175" calcext:value-type="float">
            <text:p>1175</text:p>
          </table:table-cell>
          <table:table-cell office:value-type="float" office:value="0.0184913528725842" calcext:value-type="float">
            <text:p>0.018491352872584</text:p>
          </table:table-cell>
          <table:table-cell office:value-type="float" office:value="130997000" calcext:value-type="float">
            <text:p>130997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20624 04170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85" calcext:value-type="float">
            <text:p>18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63568968975535" calcext:value-type="float">
            <text:p>0.016356896897554</text:p>
          </table:table-cell>
          <table:table-cell office:value-type="float" office:value="0.200594935089848" calcext:value-type="float">
            <text:p>0.200594935089848</text:p>
          </table:table-cell>
          <table:table-cell office:value-type="float" office:value="58037" calcext:value-type="float">
            <text:p>58037</text:p>
          </table:table-cell>
          <table:table-cell office:value-type="float" office:value="719" calcext:value-type="float">
            <text:p>719</text:p>
          </table:table-cell>
          <table:table-cell office:value-type="float" office:value="0.0202273425974448" calcext:value-type="float">
            <text:p>0.020227342597445</text:p>
          </table:table-cell>
          <table:table-cell office:value-type="float" office:value="130949000" calcext:value-type="float">
            <text:p>13094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20624 03513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3" calcext:value-type="float">
            <text:p>3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681147470491922" calcext:value-type="float">
            <text:p>0.068114747049192</text:p>
          </table:table-cell>
          <table:table-cell office:value-type="float" office:value="0.201687637340906" calcext:value-type="float">
            <text:p>0.201687637340906</text:p>
          </table:table-cell>
          <table:table-cell office:value-type="float" office:value="50279" calcext:value-type="float">
            <text:p>50279</text:p>
          </table:table-cell>
          <table:table-cell office:value-type="float" office:value="181" calcext:value-type="float">
            <text:p>181</text:p>
          </table:table-cell>
          <table:table-cell office:value-type="float" office:value="0.0177770512119185" calcext:value-type="float">
            <text:p>0.017777051211919</text:p>
          </table:table-cell>
          <table:table-cell office:value-type="float" office:value="130765000" calcext:value-type="float">
            <text:p>13076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20624 07173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64" calcext:value-type="float">
            <text:p>3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621133371191169" calcext:value-type="float">
            <text:p>0.062113337119117</text:p>
          </table:table-cell>
          <table:table-cell office:value-type="float" office:value="0.542618201947527" calcext:value-type="float">
            <text:p>0.542618201947527</text:p>
          </table:table-cell>
          <table:table-cell office:value-type="float" office:value="64238" calcext:value-type="float">
            <text:p>64238</text:p>
          </table:table-cell>
          <table:table-cell office:value-type="float" office:value="2029" calcext:value-type="float">
            <text:p>2029</text:p>
          </table:table-cell>
          <table:table-cell office:value-type="float" office:value="0.0144063183429728" calcext:value-type="float">
            <text:p>0.014406318342973</text:p>
          </table:table-cell>
          <table:table-cell office:value-type="float" office:value="130391000" calcext:value-type="float">
            <text:p>130391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20624 12402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37462219438381" calcext:value-type="float">
            <text:p>0.237462219438381</text:p>
          </table:table-cell>
          <table:table-cell office:value-type="float" office:value="0.997365808349082" calcext:value-type="float">
            <text:p>0.997365808349082</text:p>
          </table:table-cell>
          <table:table-cell office:value-type="float" office:value="60289" calcext:value-type="float">
            <text:p>60289</text:p>
          </table:table-cell>
          <table:table-cell office:value-type="float" office:value="154" calcext:value-type="float">
            <text:p>154</text:p>
          </table:table-cell>
          <table:table-cell office:value-type="float" office:value="0.0154057080380812" calcext:value-type="float">
            <text:p>0.015405708038081</text:p>
          </table:table-cell>
          <table:table-cell office:value-type="float" office:value="130383000" calcext:value-type="float">
            <text:p>130383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220624 07511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53" calcext:value-type="float">
            <text:p>6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796593240929374" calcext:value-type="float">
            <text:p>0.079659324092937</text:p>
          </table:table-cell>
          <table:table-cell office:value-type="float" office:value="0.201751426732613" calcext:value-type="float">
            <text:p>0.201751426732613</text:p>
          </table:table-cell>
          <table:table-cell office:value-type="float" office:value="84318" calcext:value-type="float">
            <text:p>84318</text:p>
          </table:table-cell>
          <table:table-cell office:value-type="float" office:value="2043" calcext:value-type="float">
            <text:p>2043</text:p>
          </table:table-cell>
          <table:table-cell office:value-type="float" office:value="0.0157304565770062" calcext:value-type="float">
            <text:p>0.015730456577006</text:p>
          </table:table-cell>
          <table:table-cell office:value-type="float" office:value="130193000" calcext:value-type="float">
            <text:p>130193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0624 02361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78034672583298" calcext:value-type="float">
            <text:p>0.178034672583298</text:p>
          </table:table-cell>
          <table:table-cell office:value-type="float" office:value="0.69137245566775" calcext:value-type="float">
            <text:p>0.69137245566775</text:p>
          </table:table-cell>
          <table:table-cell office:value-type="float" office:value="61772" calcext:value-type="float">
            <text:p>61772</text:p>
          </table:table-cell>
          <table:table-cell office:value-type="float" office:value="17" calcext:value-type="float">
            <text:p>17</text:p>
          </table:table-cell>
          <table:table-cell office:value-type="float" office:value="0.0168475032461736" calcext:value-type="float">
            <text:p>0.016847503246174</text:p>
          </table:table-cell>
          <table:table-cell office:value-type="float" office:value="130036000" calcext:value-type="float">
            <text:p>13003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20624 03112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25" calcext:value-type="float">
            <text:p>11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23254737612672" calcext:value-type="float">
            <text:p>0.023254737612672</text:p>
          </table:table-cell>
          <table:table-cell office:value-type="float" office:value="0.596847747844245" calcext:value-type="float">
            <text:p>0.596847747844245</text:p>
          </table:table-cell>
          <table:table-cell office:value-type="float" office:value="74083" calcext:value-type="float">
            <text:p>74083</text:p>
          </table:table-cell>
          <table:table-cell office:value-type="float" office:value="518" calcext:value-type="float">
            <text:p>518</text:p>
          </table:table-cell>
          <table:table-cell office:value-type="float" office:value="0.0187667781733271" calcext:value-type="float">
            <text:p>0.018766778173327</text:p>
          </table:table-cell>
          <table:table-cell office:value-type="float" office:value="129617000" calcext:value-type="float">
            <text:p>129617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20624 06155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3" calcext:value-type="float">
            <text:p>6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82867702474798" calcext:value-type="float">
            <text:p>0.04828677024748</text:p>
          </table:table-cell>
          <table:table-cell office:value-type="float" office:value="0.872654914928668" calcext:value-type="float">
            <text:p>0.872654914928668</text:p>
          </table:table-cell>
          <table:table-cell office:value-type="float" office:value="99917" calcext:value-type="float">
            <text:p>99917</text:p>
          </table:table-cell>
          <table:table-cell office:value-type="float" office:value="2048" calcext:value-type="float">
            <text:p>2048</text:p>
          </table:table-cell>
          <table:table-cell office:value-type="float" office:value="0.0169958892590844" calcext:value-type="float">
            <text:p>0.016995889259084</text:p>
          </table:table-cell>
          <table:table-cell office:value-type="float" office:value="129599000" calcext:value-type="float">
            <text:p>12959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0624 01083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17817711137235" calcext:value-type="float">
            <text:p>0.117817711137235</text:p>
          </table:table-cell>
          <table:table-cell office:value-type="float" office:value="0.706477231932804" calcext:value-type="float">
            <text:p>0.706477231932804</text:p>
          </table:table-cell>
          <table:table-cell office:value-type="float" office:value="65669" calcext:value-type="float">
            <text:p>65669</text:p>
          </table:table-cell>
          <table:table-cell office:value-type="float" office:value="1763" calcext:value-type="float">
            <text:p>1763</text:p>
          </table:table-cell>
          <table:table-cell office:value-type="float" office:value="0.0207936431780884" calcext:value-type="float">
            <text:p>0.020793643178088</text:p>
          </table:table-cell>
          <table:table-cell office:value-type="float" office:value="129479000" calcext:value-type="float">
            <text:p>12947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0624 09204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1" calcext:value-type="float">
            <text:p>3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867441874865146" calcext:value-type="float">
            <text:p>0.086744187486515</text:p>
          </table:table-cell>
          <table:table-cell office:value-type="float" office:value="0.999907433905479" calcext:value-type="float">
            <text:p>0.999907433905479</text:p>
          </table:table-cell>
          <table:table-cell office:value-type="float" office:value="99848" calcext:value-type="float">
            <text:p>99848</text:p>
          </table:table-cell>
          <table:table-cell office:value-type="float" office:value="170" calcext:value-type="float">
            <text:p>170</text:p>
          </table:table-cell>
          <table:table-cell office:value-type="float" office:value="0.0155427707925961" calcext:value-type="float">
            <text:p>0.015542770792596</text:p>
          </table:table-cell>
          <table:table-cell office:value-type="float" office:value="129112000" calcext:value-type="float">
            <text:p>129112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20624 09161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98958153485957" calcext:value-type="float">
            <text:p>0.298958153485957</text:p>
          </table:table-cell>
          <table:table-cell office:value-type="float" office:value="0.990127191952495" calcext:value-type="float">
            <text:p>0.990127191952495</text:p>
          </table:table-cell>
          <table:table-cell office:value-type="float" office:value="62207" calcext:value-type="float">
            <text:p>62207</text:p>
          </table:table-cell>
          <table:table-cell office:value-type="float" office:value="38" calcext:value-type="float">
            <text:p>38</text:p>
          </table:table-cell>
          <table:table-cell office:value-type="float" office:value="0.0192841866631382" calcext:value-type="float">
            <text:p>0.019284186663138</text:p>
          </table:table-cell>
          <table:table-cell office:value-type="float" office:value="129026000" calcext:value-type="float">
            <text:p>12902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20624 07423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67" calcext:value-type="float">
            <text:p>16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06374243387165" calcext:value-type="float">
            <text:p>0.010637424338717</text:p>
          </table:table-cell>
          <table:table-cell office:value-type="float" office:value="0.74249500270728" calcext:value-type="float">
            <text:p>0.74249500270728</text:p>
          </table:table-cell>
          <table:table-cell office:value-type="float" office:value="55044" calcext:value-type="float">
            <text:p>55044</text:p>
          </table:table-cell>
          <table:table-cell office:value-type="float" office:value="161" calcext:value-type="float">
            <text:p>161</text:p>
          </table:table-cell>
          <table:table-cell office:value-type="float" office:value="0.0230266849958395" calcext:value-type="float">
            <text:p>0.02302668499584</text:p>
          </table:table-cell>
          <table:table-cell office:value-type="float" office:value="128924000" calcext:value-type="float">
            <text:p>128924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20624 13232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84574369235628" calcext:value-type="float">
            <text:p>0.184574369235628</text:p>
          </table:table-cell>
          <table:table-cell office:value-type="float" office:value="0.875645660624679" calcext:value-type="float">
            <text:p>0.875645660624679</text:p>
          </table:table-cell>
          <table:table-cell office:value-type="float" office:value="57468" calcext:value-type="float">
            <text:p>57468</text:p>
          </table:table-cell>
          <table:table-cell office:value-type="float" office:value="2048" calcext:value-type="float">
            <text:p>2048</text:p>
          </table:table-cell>
          <table:table-cell office:value-type="float" office:value="0.0192968673510168" calcext:value-type="float">
            <text:p>0.019296867351017</text:p>
          </table:table-cell>
          <table:table-cell office:value-type="float" office:value="128756000" calcext:value-type="float">
            <text:p>12875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220624 06080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60708611425954" calcext:value-type="float">
            <text:p>0.260708611425954</text:p>
          </table:table-cell>
          <table:table-cell office:value-type="float" office:value="0.698023180601117" calcext:value-type="float">
            <text:p>0.698023180601117</text:p>
          </table:table-cell>
          <table:table-cell office:value-type="float" office:value="58404" calcext:value-type="float">
            <text:p>58404</text:p>
          </table:table-cell>
          <table:table-cell office:value-type="float" office:value="2048" calcext:value-type="float">
            <text:p>2048</text:p>
          </table:table-cell>
          <table:table-cell office:value-type="float" office:value="0.016966831700591" calcext:value-type="float">
            <text:p>0.016966831700591</text:p>
          </table:table-cell>
          <table:table-cell office:value-type="float" office:value="128616000" calcext:value-type="float">
            <text:p>12861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20624 02293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49" calcext:value-type="float">
            <text:p>13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24436539964634" calcext:value-type="float">
            <text:p>0.024436539964634</text:p>
          </table:table-cell>
          <table:table-cell office:value-type="float" office:value="0.35207438162528" calcext:value-type="float">
            <text:p>0.35207438162528</text:p>
          </table:table-cell>
          <table:table-cell office:value-type="float" office:value="54019" calcext:value-type="float">
            <text:p>54019</text:p>
          </table:table-cell>
          <table:table-cell office:value-type="float" office:value="515" calcext:value-type="float">
            <text:p>515</text:p>
          </table:table-cell>
          <table:table-cell office:value-type="float" office:value="0.0118414083786774" calcext:value-type="float">
            <text:p>0.011841408378677</text:p>
          </table:table-cell>
          <table:table-cell office:value-type="float" office:value="128600000" calcext:value-type="float">
            <text:p>128600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20624 12312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27962397651618" calcext:value-type="float">
            <text:p>0.127962397651618</text:p>
          </table:table-cell>
          <table:table-cell office:value-type="float" office:value="0.997850193194948" calcext:value-type="float">
            <text:p>0.997850193194948</text:p>
          </table:table-cell>
          <table:table-cell office:value-type="float" office:value="57040" calcext:value-type="float">
            <text:p>57040</text:p>
          </table:table-cell>
          <table:table-cell office:value-type="float" office:value="39" calcext:value-type="float">
            <text:p>39</text:p>
          </table:table-cell>
          <table:table-cell office:value-type="float" office:value="0.0215394362846055" calcext:value-type="float">
            <text:p>0.021539436284606</text:p>
          </table:table-cell>
          <table:table-cell office:value-type="float" office:value="128600000" calcext:value-type="float">
            <text:p>128600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20624 09144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44" calcext:value-type="float">
            <text:p>15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24838423361845" calcext:value-type="float">
            <text:p>0.012483842336185</text:p>
          </table:table-cell>
          <table:table-cell office:value-type="float" office:value="0.812907505353981" calcext:value-type="float">
            <text:p>0.812907505353981</text:p>
          </table:table-cell>
          <table:table-cell office:value-type="float" office:value="50284" calcext:value-type="float">
            <text:p>50284</text:p>
          </table:table-cell>
          <table:table-cell office:value-type="float" office:value="2048" calcext:value-type="float">
            <text:p>2048</text:p>
          </table:table-cell>
          <table:table-cell office:value-type="float" office:value="0.0228910898551918" calcext:value-type="float">
            <text:p>0.022891089855192</text:p>
          </table:table-cell>
          <table:table-cell office:value-type="float" office:value="128503000" calcext:value-type="float">
            <text:p>128503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20624 02315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44144475004286" calcext:value-type="float">
            <text:p>0.244144475004286</text:p>
          </table:table-cell>
          <table:table-cell office:value-type="float" office:value="0.994173238109797" calcext:value-type="float">
            <text:p>0.994173238109797</text:p>
          </table:table-cell>
          <table:table-cell office:value-type="float" office:value="82565" calcext:value-type="float">
            <text:p>82565</text:p>
          </table:table-cell>
          <table:table-cell office:value-type="float" office:value="1285" calcext:value-type="float">
            <text:p>1285</text:p>
          </table:table-cell>
          <table:table-cell office:value-type="float" office:value="0.014373050526289" calcext:value-type="float">
            <text:p>0.014373050526289</text:p>
          </table:table-cell>
          <table:table-cell office:value-type="float" office:value="127740000" calcext:value-type="float">
            <text:p>127740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20624 1104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84" calcext:value-type="float">
            <text:p>13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20729926515591" calcext:value-type="float">
            <text:p>0.012072992651559</text:p>
          </table:table-cell>
          <table:table-cell office:value-type="float" office:value="0.204595728056158" calcext:value-type="float">
            <text:p>0.204595728056158</text:p>
          </table:table-cell>
          <table:table-cell office:value-type="float" office:value="37567" calcext:value-type="float">
            <text:p>37567</text:p>
          </table:table-cell>
          <table:table-cell office:value-type="float" office:value="20" calcext:value-type="float">
            <text:p>20</text:p>
          </table:table-cell>
          <table:table-cell office:value-type="float" office:value="0.0246102866580447" calcext:value-type="float">
            <text:p>0.024610286658045</text:p>
          </table:table-cell>
          <table:table-cell office:value-type="float" office:value="126936000" calcext:value-type="float">
            <text:p>12693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20624 01341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2562057354697" calcext:value-type="float">
            <text:p>0.22562057354697</text:p>
          </table:table-cell>
          <table:table-cell office:value-type="float" office:value="0.280372934527695" calcext:value-type="float">
            <text:p>0.280372934527695</text:p>
          </table:table-cell>
          <table:table-cell office:value-type="float" office:value="74123" calcext:value-type="float">
            <text:p>74123</text:p>
          </table:table-cell>
          <table:table-cell office:value-type="float" office:value="1619" calcext:value-type="float">
            <text:p>1619</text:p>
          </table:table-cell>
          <table:table-cell office:value-type="float" office:value="0.0236669174807806" calcext:value-type="float">
            <text:p>0.023666917480781</text:p>
          </table:table-cell>
          <table:table-cell office:value-type="float" office:value="125181000" calcext:value-type="float">
            <text:p>125181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20624 00482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62512094056699" calcext:value-type="float">
            <text:p>0.162512094056699</text:p>
          </table:table-cell>
          <table:table-cell office:value-type="float" office:value="0.544648432284594" calcext:value-type="float">
            <text:p>0.544648432284594</text:p>
          </table:table-cell>
          <table:table-cell office:value-type="float" office:value="45346" calcext:value-type="float">
            <text:p>45346</text:p>
          </table:table-cell>
          <table:table-cell office:value-type="float" office:value="1340" calcext:value-type="float">
            <text:p>1340</text:p>
          </table:table-cell>
          <table:table-cell office:value-type="float" office:value="0.02598338664878" calcext:value-type="float">
            <text:p>0.02598338664878</text:p>
          </table:table-cell>
          <table:table-cell office:value-type="float" office:value="124329000" calcext:value-type="float">
            <text:p>12432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624 01044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9947899387707" calcext:value-type="float">
            <text:p>0.19947899387707</text:p>
          </table:table-cell>
          <table:table-cell office:value-type="float" office:value="0.868258253782988" calcext:value-type="float">
            <text:p>0.868258253782988</text:p>
          </table:table-cell>
          <table:table-cell office:value-type="float" office:value="16705" calcext:value-type="float">
            <text:p>16705</text:p>
          </table:table-cell>
          <table:table-cell office:value-type="float" office:value="110" calcext:value-type="float">
            <text:p>110</text:p>
          </table:table-cell>
          <table:table-cell office:value-type="float" office:value="0.0225788890461748" calcext:value-type="float">
            <text:p>0.022578889046175</text:p>
          </table:table-cell>
          <table:table-cell office:value-type="float" office:value="123951000" calcext:value-type="float">
            <text:p>123951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0624 04453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48" calcext:value-type="float">
            <text:p>9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77835916902653" calcext:value-type="float">
            <text:p>0.047783591690265</text:p>
          </table:table-cell>
          <table:table-cell office:value-type="float" office:value="0.200810157970117" calcext:value-type="float">
            <text:p>0.200810157970117</text:p>
          </table:table-cell>
          <table:table-cell office:value-type="float" office:value="74462" calcext:value-type="float">
            <text:p>74462</text:p>
          </table:table-cell>
          <table:table-cell office:value-type="float" office:value="2048" calcext:value-type="float">
            <text:p>2048</text:p>
          </table:table-cell>
          <table:table-cell office:value-type="float" office:value="0.0105509812091683" calcext:value-type="float">
            <text:p>0.010550981209168</text:p>
          </table:table-cell>
          <table:table-cell office:value-type="float" office:value="123608000" calcext:value-type="float">
            <text:p>123608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20624 07532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9972533132456" calcext:value-type="float">
            <text:p>0.29972533132456</text:p>
          </table:table-cell>
          <table:table-cell office:value-type="float" office:value="0.203169848896809" calcext:value-type="float">
            <text:p>0.203169848896809</text:p>
          </table:table-cell>
          <table:table-cell office:value-type="float" office:value="62491" calcext:value-type="float">
            <text:p>62491</text:p>
          </table:table-cell>
          <table:table-cell office:value-type="float" office:value="74" calcext:value-type="float">
            <text:p>74</text:p>
          </table:table-cell>
          <table:table-cell office:value-type="float" office:value="0.0127914961759923" calcext:value-type="float">
            <text:p>0.012791496175992</text:p>
          </table:table-cell>
          <table:table-cell office:value-type="float" office:value="123267000" calcext:value-type="float">
            <text:p>123267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20624 12285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33" calcext:value-type="float">
            <text:p>15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236654261693108" calcext:value-type="float">
            <text:p>0.023665426169311</text:p>
          </table:table-cell>
          <table:table-cell office:value-type="float" office:value="0.995690403212712" calcext:value-type="float">
            <text:p>0.995690403212712</text:p>
          </table:table-cell>
          <table:table-cell office:value-type="float" office:value="99958" calcext:value-type="float">
            <text:p>99958</text:p>
          </table:table-cell>
          <table:table-cell office:value-type="float" office:value="1728" calcext:value-type="float">
            <text:p>1728</text:p>
          </table:table-cell>
          <table:table-cell office:value-type="float" office:value="0.0262898687880576" calcext:value-type="float">
            <text:p>0.026289868788058</text:p>
          </table:table-cell>
          <table:table-cell office:value-type="float" office:value="121829000" calcext:value-type="float">
            <text:p>12182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0624 01285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48921581696719" calcext:value-type="float">
            <text:p>0.148921581696719</text:p>
          </table:table-cell>
          <table:table-cell office:value-type="float" office:value="0.224857440833002" calcext:value-type="float">
            <text:p>0.224857440833002</text:p>
          </table:table-cell>
          <table:table-cell office:value-type="float" office:value="13863" calcext:value-type="float">
            <text:p>13863</text:p>
          </table:table-cell>
          <table:table-cell office:value-type="float" office:value="593" calcext:value-type="float">
            <text:p>593</text:p>
          </table:table-cell>
          <table:table-cell office:value-type="float" office:value="0.00959921595446455" calcext:value-type="float">
            <text:p>0.009599215954465</text:p>
          </table:table-cell>
          <table:table-cell office:value-type="float" office:value="119965000" calcext:value-type="float">
            <text:p>11996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0624 132058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39" calcext:value-type="float">
            <text:p>32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1456505936039" calcext:value-type="float">
            <text:p>0.011456505936039</text:p>
          </table:table-cell>
          <table:table-cell office:value-type="float" office:value="0.201113795296129" calcext:value-type="float">
            <text:p>0.201113795296129</text:p>
          </table:table-cell>
          <table:table-cell office:value-type="float" office:value="98977" calcext:value-type="float">
            <text:p>98977</text:p>
          </table:table-cell>
          <table:table-cell office:value-type="float" office:value="102" calcext:value-type="float">
            <text:p>102</text:p>
          </table:table-cell>
          <table:table-cell office:value-type="float" office:value="0.0283055891882135" calcext:value-type="float">
            <text:p>0.028305589188214</text:p>
          </table:table-cell>
          <table:table-cell office:value-type="float" office:value="119298000" calcext:value-type="float">
            <text:p>119298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20624 01314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86172233437188" calcext:value-type="float">
            <text:p>0.286172233437188</text:p>
          </table:table-cell>
          <table:table-cell office:value-type="float" office:value="0.784162725675851" calcext:value-type="float">
            <text:p>0.784162725675851</text:p>
          </table:table-cell>
          <table:table-cell office:value-type="float" office:value="30972" calcext:value-type="float">
            <text:p>30972</text:p>
          </table:table-cell>
          <table:table-cell office:value-type="float" office:value="1654" calcext:value-type="float">
            <text:p>1654</text:p>
          </table:table-cell>
          <table:table-cell office:value-type="float" office:value="0.0271940825618609" calcext:value-type="float">
            <text:p>0.027194082561861</text:p>
          </table:table-cell>
          <table:table-cell office:value-type="float" office:value="118015000" calcext:value-type="float">
            <text:p>11801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0624 01025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856733503415016" calcext:value-type="float">
            <text:p>0.085673350341502</text:p>
          </table:table-cell>
          <table:table-cell office:value-type="float" office:value="0.396273748073727" calcext:value-type="float">
            <text:p>0.396273748073727</text:p>
          </table:table-cell>
          <table:table-cell office:value-type="float" office:value="40940" calcext:value-type="float">
            <text:p>40940</text:p>
          </table:table-cell>
          <table:table-cell office:value-type="float" office:value="1919" calcext:value-type="float">
            <text:p>1919</text:p>
          </table:table-cell>
          <table:table-cell office:value-type="float" office:value="0.0313994224513105" calcext:value-type="float">
            <text:p>0.031399422451311</text:p>
          </table:table-cell>
          <table:table-cell office:value-type="float" office:value="117547000" calcext:value-type="float">
            <text:p>117547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0624 05473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63" calcext:value-type="float">
            <text:p>5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714732984255005" calcext:value-type="float">
            <text:p>0.071473298425501</text:p>
          </table:table-cell>
          <table:table-cell office:value-type="float" office:value="0.999970365696328" calcext:value-type="float">
            <text:p>0.999970365696328</text:p>
          </table:table-cell>
          <table:table-cell office:value-type="float" office:value="58537" calcext:value-type="float">
            <text:p>58537</text:p>
          </table:table-cell>
          <table:table-cell office:value-type="float" office:value="69" calcext:value-type="float">
            <text:p>69</text:p>
          </table:table-cell>
          <table:table-cell office:value-type="float" office:value="0.00833603286101604" calcext:value-type="float">
            <text:p>0.008336032861016</text:p>
          </table:table-cell>
          <table:table-cell office:value-type="float" office:value="116270000" calcext:value-type="float">
            <text:p>116270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20624 00523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352590425011" calcext:value-type="float">
            <text:p>0.1352590425011</text:p>
          </table:table-cell>
          <table:table-cell office:value-type="float" office:value="0.479313479121774" calcext:value-type="float">
            <text:p>0.479313479121774</text:p>
          </table:table-cell>
          <table:table-cell office:value-type="float" office:value="27330" calcext:value-type="float">
            <text:p>27330</text:p>
          </table:table-cell>
          <table:table-cell office:value-type="float" office:value="834" calcext:value-type="float">
            <text:p>834</text:p>
          </table:table-cell>
          <table:table-cell office:value-type="float" office:value="0.0309639867065319" calcext:value-type="float">
            <text:p>0.030963986706532</text:p>
          </table:table-cell>
          <table:table-cell office:value-type="float" office:value="115855000" calcext:value-type="float">
            <text:p>11585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0624 01382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03140860258718" calcext:value-type="float">
            <text:p>0.103140860258718</text:p>
          </table:table-cell>
          <table:table-cell office:value-type="float" office:value="0.813432687530294" calcext:value-type="float">
            <text:p>0.813432687530294</text:p>
          </table:table-cell>
          <table:table-cell office:value-type="float" office:value="561" calcext:value-type="float">
            <text:p>561</text:p>
          </table:table-cell>
          <table:table-cell office:value-type="float" office:value="1450" calcext:value-type="float">
            <text:p>1450</text:p>
          </table:table-cell>
          <table:table-cell office:value-type="float" office:value="0.0157968883097055" calcext:value-type="float">
            <text:p>0.015796888309706</text:p>
          </table:table-cell>
          <table:table-cell office:value-type="float" office:value="112379000" calcext:value-type="float">
            <text:p>11237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20624 01131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39489629091462" calcext:value-type="float">
            <text:p>0.239489629091462</text:p>
          </table:table-cell>
          <table:table-cell office:value-type="float" office:value="0.897690855506808" calcext:value-type="float">
            <text:p>0.897690855506808</text:p>
          </table:table-cell>
          <table:table-cell office:value-type="float" office:value="78593" calcext:value-type="float">
            <text:p>78593</text:p>
          </table:table-cell>
          <table:table-cell office:value-type="float" office:value="696" calcext:value-type="float">
            <text:p>696</text:p>
          </table:table-cell>
          <table:table-cell office:value-type="float" office:value="0.0338410312261355" calcext:value-type="float">
            <text:p>0.033841031226136</text:p>
          </table:table-cell>
          <table:table-cell office:value-type="float" office:value="110681000" calcext:value-type="float">
            <text:p>110681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0624 01223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39425758607686" calcext:value-type="float">
            <text:p>0.053942575860769</text:p>
          </table:table-cell>
          <table:table-cell office:value-type="float" office:value="0.590618329569697" calcext:value-type="float">
            <text:p>0.590618329569697</text:p>
          </table:table-cell>
          <table:table-cell office:value-type="float" office:value="62280" calcext:value-type="float">
            <text:p>62280</text:p>
          </table:table-cell>
          <table:table-cell office:value-type="float" office:value="971" calcext:value-type="float">
            <text:p>971</text:p>
          </table:table-cell>
          <table:table-cell office:value-type="float" office:value="0.0370849661960771" calcext:value-type="float">
            <text:p>0.037084966196077</text:p>
          </table:table-cell>
          <table:table-cell office:value-type="float" office:value="109888000" calcext:value-type="float">
            <text:p>109888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0624 01462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90" calcext:value-type="float">
            <text:p>3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402491310116602" calcext:value-type="float">
            <text:p>0.04024913101166</text:p>
          </table:table-cell>
          <table:table-cell office:value-type="float" office:value="0.736024134317413" calcext:value-type="float">
            <text:p>0.736024134317413</text:p>
          </table:table-cell>
          <table:table-cell office:value-type="float" office:value="22870" calcext:value-type="float">
            <text:p>22870</text:p>
          </table:table-cell>
          <table:table-cell office:value-type="float" office:value="140" calcext:value-type="float">
            <text:p>140</text:p>
          </table:table-cell>
          <table:table-cell office:value-type="float" office:value="0.0414557434657278" calcext:value-type="float">
            <text:p>0.041455743465728</text:p>
          </table:table-cell>
          <table:table-cell office:value-type="float" office:value="105265000" calcext:value-type="float">
            <text:p>105265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20624 01502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82658939017565" calcext:value-type="float">
            <text:p>0.182658939017565</text:p>
          </table:table-cell>
          <table:table-cell office:value-type="float" office:value="0.273681237613782" calcext:value-type="float">
            <text:p>0.273681237613782</text:p>
          </table:table-cell>
          <table:table-cell office:value-type="float" office:value="86101" calcext:value-type="float">
            <text:p>86101</text:p>
          </table:table-cell>
          <table:table-cell office:value-type="float" office:value="244" calcext:value-type="float">
            <text:p>244</text:p>
          </table:table-cell>
          <table:table-cell office:value-type="float" office:value="0.0384725322359979" calcext:value-type="float">
            <text:p>0.038472532235998</text:p>
          </table:table-cell>
          <table:table-cell office:value-type="float" office:value="104069000" calcext:value-type="float">
            <text:p>104069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20624 02081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36" calcext:value-type="float">
            <text:p>15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37975400545402" calcext:value-type="float">
            <text:p>0.03379754005454</text:p>
          </table:table-cell>
          <table:table-cell office:value-type="float" office:value="0.672929252395406" calcext:value-type="float">
            <text:p>0.672929252395406</text:p>
          </table:table-cell>
          <table:table-cell office:value-type="float" office:value="94316" calcext:value-type="float">
            <text:p>94316</text:p>
          </table:table-cell>
          <table:table-cell office:value-type="float" office:value="2028" calcext:value-type="float">
            <text:p>2028</text:p>
          </table:table-cell>
          <table:table-cell office:value-type="float" office:value="0.0435865391365951" calcext:value-type="float">
            <text:p>0.043586539136595</text:p>
          </table:table-cell>
          <table:table-cell office:value-type="float" office:value="100216000" calcext:value-type="float">
            <text:p>10021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20624 011107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92860655937809" calcext:value-type="float">
            <text:p>0.192860655937809</text:p>
          </table:table-cell>
          <table:table-cell office:value-type="float" office:value="0.93919087363407" calcext:value-type="float">
            <text:p>0.93919087363407</text:p>
          </table:table-cell>
          <table:table-cell office:value-type="float" office:value="36221" calcext:value-type="float">
            <text:p>36221</text:p>
          </table:table-cell>
          <table:table-cell office:value-type="float" office:value="1235" calcext:value-type="float">
            <text:p>1235</text:p>
          </table:table-cell>
          <table:table-cell office:value-type="float" office:value="0.0462724872515537" calcext:value-type="float">
            <text:p>0.046272487251554</text:p>
          </table:table-cell>
          <table:table-cell office:value-type="float" office:value="97416000" calcext:value-type="float">
            <text:p>97416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0624 02340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60071771303308" calcext:value-type="float">
            <text:p>0.260071771303308</text:p>
          </table:table-cell>
          <table:table-cell office:value-type="float" office:value="0.429853503461927" calcext:value-type="float">
            <text:p>0.429853503461927</text:p>
          </table:table-cell>
          <table:table-cell office:value-type="float" office:value="5202" calcext:value-type="float">
            <text:p>5202</text:p>
          </table:table-cell>
          <table:table-cell office:value-type="float" office:value="805" calcext:value-type="float">
            <text:p>805</text:p>
          </table:table-cell>
          <table:table-cell office:value-type="float" office:value="0.0455507279490121" calcext:value-type="float">
            <text:p>0.045550727949012</text:p>
          </table:table-cell>
          <table:table-cell office:value-type="float" office:value="92407000" calcext:value-type="float">
            <text:p>92407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20624 01263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custo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100" calcext:value-type="float">
            <text:p>-100</text:p>
          </table:table-cell>
          <table:table-cell office:value-type="float" office:value="777859" calcext:value-type="float">
            <text:p>777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81623219789122" calcext:value-type="float">
            <text:p>0.281623219789122</text:p>
          </table:table-cell>
          <table:table-cell office:value-type="float" office:value="0.497842089887708" calcext:value-type="float">
            <text:p>0.497842089887708</text:p>
          </table:table-cell>
          <table:table-cell office:value-type="float" office:value="98788" calcext:value-type="float">
            <text:p>98788</text:p>
          </table:table-cell>
          <table:table-cell office:value-type="float" office:value="1059" calcext:value-type="float">
            <text:p>1059</text:p>
          </table:table-cell>
          <table:table-cell office:value-type="float" office:value="0.0479388115471617" calcext:value-type="float">
            <text:p>0.047938811547162</text:p>
          </table:table-cell>
          <table:table-cell office:value-type="float" office:value="92173000" calcext:value-type="float">
            <text:p>92173000</text:p>
          </table:table-cell>
          <table:table-cell office:value-type="string" calcext:value-type="string">
            <text:p>HT7340</text:p>
          </table:table-cell>
          <table:table-cell office:value-type="float" office:value="125" calcext:value-type="float">
            <text:p>125</text:p>
          </table:table-cell>
          <table:table-cell office:value-type="float" office:value="1658475" calcext:value-type="float">
            <text:p>165847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Sheet1.A1:Sheet1.Y54" table:display-filter-buttons="true">
          <table:sort>
            <table:sort-by table:field-number="20" table:order="descending" table:data-type="automatic"/>
          </table:sort>
        </table:database-range>
        <table:database-range table:name="__Anonymous_Sheet_DB__1" table:target-range-address="Sheet2.A1:Sheet2.Y65" table:display-filter-buttons="tru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6:29:22.092341815</meta:creation-date>
    <dc:date>2022-06-24T14:05:57.334768484</dc:date>
    <meta:editing-duration>PT16H15M34S</meta:editing-duration>
    <meta:editing-cycles>1</meta:editing-cycles>
    <meta:document-statistic meta:table-count="2" meta:cell-count="2975" meta:object-count="0"/>
    <meta:generator>LibreOffice/6.4.7.2$Linux_X86_64 LibreOffice_project/40$Build-2</meta:generator>
  </office:meta>
</office:document-meta>
</file>